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Table_20_Contents"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7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9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ca5faa5"/>
    </style:style>
    <style:style style:name="P54" style:family="paragraph" style:parent-style-name="Standard">
      <style:text-properties officeooo:paragraph-rsid="0ca6ddb9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ce58c9e"/>
    </style:style>
    <style:style style:name="P63" style:family="paragraph" style:parent-style-name="Standard">
      <style:text-properties officeooo:paragraph-rsid="0d13f73f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d2e61eb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a26ad3"/>
    </style:style>
    <style:style style:name="P72" style:family="paragraph" style:parent-style-name="Standard">
      <style:text-properties officeooo:paragraph-rsid="0d1be4a7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paragraph-rsid="0daef67d"/>
    </style:style>
    <style:style style:name="P75" style:family="paragraph" style:parent-style-name="Standard">
      <style:text-properties officeooo:paragraph-rsid="0db0d4d1"/>
    </style:style>
    <style:style style:name="P76" style:family="paragraph" style:parent-style-name="Standard">
      <style:text-properties officeooo:paragraph-rsid="0db40abc"/>
    </style:style>
    <style:style style:name="P77" style:family="paragraph" style:parent-style-name="Standard">
      <style:text-properties officeooo:paragraph-rsid="0dbf3336"/>
    </style:style>
    <style:style style:name="P78" style:family="paragraph" style:parent-style-name="Standard">
      <style:text-properties officeooo:paragraph-rsid="0dce9327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ddfbc49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dd4342a"/>
    </style:style>
    <style:style style:name="P87" style:family="paragraph" style:parent-style-name="Footnote">
      <style:text-properties officeooo:rsid="043ccc66" officeooo:paragraph-rsid="0e50324d"/>
    </style:style>
    <style:style style:name="P88" style:family="paragraph" style:parent-style-name="Standard">
      <style:text-properties officeooo:paragraph-rsid="0e0f3ce4"/>
    </style:style>
    <style:style style:name="P89" style:family="paragraph" style:parent-style-name="Standard">
      <style:text-properties officeooo:rsid="0e12a1f2" officeooo:paragraph-rsid="0e12a1f2"/>
    </style:style>
    <style:style style:name="P90" style:family="paragraph" style:parent-style-name="Standard">
      <style:text-properties officeooo:paragraph-rsid="0e12a1f2"/>
    </style:style>
    <style:style style:name="P91" style:family="paragraph" style:parent-style-name="Standard">
      <style:text-properties officeooo:paragraph-rsid="0e153b91"/>
    </style:style>
    <style:style style:name="P92" style:family="paragraph" style:parent-style-name="Footnote">
      <style:text-properties officeooo:paragraph-rsid="0e1736d1"/>
    </style:style>
    <style:style style:name="P93" style:family="paragraph" style:parent-style-name="Standard">
      <style:text-properties officeooo:paragraph-rsid="0e26e14b"/>
    </style:style>
    <style:style style:name="P94" style:family="paragraph" style:parent-style-name="Standard">
      <style:text-properties officeooo:paragraph-rsid="0e460a91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9fd83"/>
    </style:style>
    <style:style style:name="P98" style:family="paragraph" style:parent-style-name="Standard">
      <style:text-properties officeooo:paragraph-rsid="0e560433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76c58"/>
    </style:style>
    <style:style style:name="P105" style:family="paragraph" style:parent-style-name="Standard">
      <style:text-properties officeooo:paragraph-rsid="0e576c58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58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59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color="#000000" loext:opacity="100%" style:text-line-through-style="none" style:text-line-through-type="none" style:text-underline-style="none"/>
    </style:style>
    <style:style style:name="T274" style:family="text">
      <style:text-properties fo:color="#000000" loext:opacity="100%" style:text-line-through-style="none" style:text-line-through-type="none" style:text-underline-style="none" officeooo:rsid="0aabd8f8"/>
    </style:style>
    <style:style style:name="T2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9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e3dd25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8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9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2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4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5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6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3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4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5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7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57" style:family="text">
      <style:text-properties fo:color="#000000" loext:opacity="100%" officeooo:rsid="004804ae"/>
    </style:style>
    <style:style style:name="T358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78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7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8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86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8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loext:opacity="0%" style:font-name="Liberation Sans" officeooo:rsid="047da547"/>
    </style:style>
    <style:style style:name="T39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9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3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5" style:family="text">
      <style:text-properties style:use-window-font-color="true" loext:opacity="0%" style:font-name="Liberation Sans" fo:font-size="12pt" style:font-size-asian="12pt" style:font-size-complex="12pt"/>
    </style:style>
    <style:style style:name="T416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7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8" style:family="text">
      <style:text-properties officeooo:rsid="04473353"/>
    </style:style>
    <style:style style:name="T41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1" style:family="text">
      <style:text-properties officeooo:rsid="0a6f0a69"/>
    </style:style>
    <style:style style:name="T422" style:family="text">
      <style:text-properties officeooo:rsid="0aace3cd"/>
    </style:style>
    <style:style style:name="T423" style:family="text">
      <style:text-properties officeooo:rsid="0b952edb"/>
    </style:style>
    <style:style style:name="T424" style:family="text">
      <style:text-properties fo:font-size="8pt" style:font-size-asian="8pt" style:font-size-complex="8pt" loext:padding="0.049cm" loext:border="0.31pt solid #000000"/>
    </style:style>
    <style:style style:name="T425" style:family="text">
      <style:text-properties officeooo:rsid="0394a435"/>
    </style:style>
    <style:style style:name="T426" style:family="text">
      <style:text-properties officeooo:rsid="0be4091b"/>
    </style:style>
    <style:style style:name="T427" style:family="text">
      <style:text-properties officeooo:rsid="0bf888a9"/>
    </style:style>
    <style:style style:name="T428" style:family="text">
      <style:text-properties officeooo:rsid="0cf7e116"/>
    </style:style>
    <style:style style:name="T429" style:family="text">
      <style:text-properties officeooo:rsid="0d52ea33"/>
    </style:style>
    <style:style style:name="T430" style:family="text">
      <style:text-properties officeooo:rsid="0de11971"/>
    </style:style>
    <style:style style:name="T431" style:family="text">
      <style:text-properties style:font-name="Liberation Sans"/>
    </style:style>
    <style:style style:name="T432" style:family="text">
      <style:text-properties style:font-name="Liberation Sans" fo:font-size="12pt"/>
    </style:style>
    <style:style style:name="T433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6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9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0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1" style:family="text">
      <style:text-properties style:font-name="Liberation Sans" fo:font-size="12pt" fo:font-style="normal" officeooo:rsid="00bddfbe" style:font-size-asian="12pt" style:font-size-complex="12pt"/>
    </style:style>
    <style:style style:name="T442" style:family="text">
      <style:text-properties style:font-name="Liberation Sans" fo:font-size="12pt" officeooo:rsid="047da547" style:font-size-asian="12pt"/>
    </style:style>
    <style:style style:name="T443" style:family="text">
      <style:text-properties style:font-name="Liberation Sans" fo:font-size="12pt" style:font-size-asian="12pt" style:font-size-complex="12pt"/>
    </style:style>
    <style:style style:name="T444" style:family="text">
      <style:text-properties style:font-name="Liberation Sans" fo:font-size="12pt" officeooo:rsid="01657261" style:font-size-asian="12pt" style:font-size-complex="12pt"/>
    </style:style>
    <style:style style:name="T445" style:family="text">
      <style:text-properties style:font-name="Liberation Sans" fo:font-size="12pt" officeooo:rsid="00bddfbe" style:font-size-asian="12pt" style:font-size-complex="12pt"/>
    </style:style>
    <style:style style:name="T446" style:family="text">
      <style:text-properties style:font-name="Liberation Sans" fo:font-size="12pt" officeooo:rsid="050aa1f1" style:font-size-asian="12pt" style:font-size-complex="12pt"/>
    </style:style>
    <style:style style:name="T447" style:family="text">
      <style:text-properties style:font-name="Liberation Sans" fo:font-size="12pt" officeooo:rsid="05903285" style:font-size-asian="12pt" style:font-size-complex="12pt"/>
    </style:style>
    <style:style style:name="T448" style:family="text">
      <style:text-properties style:font-name="Liberation Sans" fo:font-size="12pt" officeooo:rsid="0594b105" style:font-size-asian="12pt" style:font-size-complex="12pt"/>
    </style:style>
    <style:style style:name="T449" style:family="text">
      <style:text-properties style:font-name="Liberation Sans" fo:font-size="12pt" officeooo:rsid="0d1ec96e" style:font-size-asian="12pt" style:font-size-complex="12pt"/>
    </style:style>
    <style:style style:name="T450" style:family="text">
      <style:text-properties style:font-name="Liberation Sans" fo:font-size="12pt" officeooo:rsid="0e2b2f17" style:font-size-asian="12pt" style:font-size-complex="12pt"/>
    </style:style>
    <style:style style:name="T451" style:family="text">
      <style:text-properties style:font-name="Liberation Sans" fo:font-size="12pt" officeooo:rsid="0e2e0824" style:font-size-asian="12pt" style:font-size-complex="12pt"/>
    </style:style>
    <style:style style:name="T452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453" style:family="text">
      <style:text-properties style:font-name="Liberation Sans" officeooo:rsid="047fb57c"/>
    </style:style>
    <style:style style:name="T454" style:family="text">
      <style:text-properties style:font-name="Liberation Sans" officeooo:rsid="047da547"/>
    </style:style>
    <style:style style:name="T455" style:family="text">
      <style:text-properties officeooo:rsid="0dfbebc7"/>
    </style:style>
    <style:style style:name="T456" style:family="text">
      <style:text-properties officeooo:rsid="01657261" style:font-size-complex="12pt"/>
    </style:style>
    <style:style style:name="T457" style:family="text">
      <style:text-properties officeooo:rsid="0e1fd37f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officeooo:rsid="0e48dca5" style:font-weight-asian="bold" style:font-weight-complex="bold"/>
    </style:style>
    <style:style style:name="T460" style:family="text">
      <style:text-properties fo:font-weight="bold" officeooo:rsid="0e4dc746" style:font-weight-asian="bold" style:font-weight-complex="bold"/>
    </style:style>
    <style:style style:name="T461" style:family="text">
      <style:text-properties officeooo:rsid="0e2b2f17"/>
    </style:style>
    <style:style style:name="T462" style:family="text">
      <style:text-properties officeooo:rsid="0e3b8d4d"/>
    </style:style>
    <style:style style:name="T463" style:family="text">
      <style:text-properties officeooo:rsid="0e3cac9e"/>
    </style:style>
    <style:style style:name="T464" style:family="text">
      <style:text-properties fo:font-weight="normal" style:font-weight-asian="normal" style:font-weight-complex="normal"/>
    </style:style>
    <style:style style:name="T465" style:family="text">
      <style:text-properties officeooo:rsid="0e48dca5"/>
    </style:style>
    <style:style style:name="T466" style:family="text">
      <style:text-properties officeooo:rsid="0e5635a7"/>
    </style:style>
    <style:style style:name="T467" style:family="text">
      <style:text-properties officeooo:rsid="0e56c5f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<text:span text:style-name="Strong_20_Emphasis"><text:span text:style-name="T301">C</text:span></text:span><text:span text:style-name="Strong_20_Emphasis"><text:span text:style-name="T300">hecklist voor </text:span></text:span><text:span text:style-name="Strong_20_Emphasis"><text:span text:style-name="T302">de installatie</text:span></text:span><text:span text:style-name="Strong_20_Emphasis"><text:span text:style-name="T300"> van </text:span></text:span><text:reference-mark-start text:name="Distributie"/><text:span text:style-name="Strong_20_Emphasis"><text:span text:style-name="T303">Ubuntu</text:span></text:span><text:reference-mark-end text:name="Distributie"/><text:span text:style-name="Strong_20_Emphasis"><text:span text:style-name="T303"> </text:span></text:span><text:reference-mark-start text:name="Versie"/><text:span text:style-name="Strong_20_Emphasis"><text:span text:style-name="T304">2</text:span></text:span><text:span text:style-name="Strong_20_Emphasis"><text:span text:style-name="T310">2</text:span></text:span><text:span text:style-name="Strong_20_Emphasis"><text:span text:style-name="T305">.04</text:span></text:span><text:reference-mark-end text:name="Versie"/><text:span text:style-name="Strong_20_Emphasis"><text:span text:style-name="T311"> </text:span></text:span><text:span text:style-name="Strong_20_Emphasis"><text:span text:style-name="T312">LTS</text:span></text:span><text:span text:style-name="Strong_20_Emphasis"><text:span text:style-name="T306"><text:note text:id="ftn1" text:note-class="footnote"><text:note-citation>1</text:note-citation><text:note-body><text:p text:style-name="P92"><text:span text:style-name="T425">Deze versie </text:span><text:span text:style-name="T426">2</text:span><text:span text:style-name="T455">2</text:span><text:span text:style-name="T426">.04 </text:span><text:span text:style-name="T425">heeft codenaam Jammy Jellyfish (</text:span><text:span text:style-name="T358">jammy</text:span><text:span text:style-name="T425">) en is een zogenaamde LTS-versie (</text:span><text:span text:style-name="T430">LTS=</text:span><text:span text:style-name="T425">Long-Term Support, langetermijnondersteuning). <text:s/>Een LTS-versie verschijnt iedere twee jaar </text:span><text:span text:style-name="T429">in </text:span><text:span text:style-name="T425">april (deze in april 202</text:span><text:span text:style-name="T455">2</text:span><text:span text:style-name="T425">) en wordt </text:span><text:span text:style-name="T457">standaard </text:span><text:span text:style-name="T425">vanaf vrijgave </text:span><text:span text:style-name="T282">vijf</text:span><text:span text:style-name="T425"> jaar ondersteund</text:span><text:span text:style-name="T421"> </text:span><text:span text:style-name="T425">(</text:span><text:span text:style-name="T427">updates </text:span><text:span text:style-name="T425">tot april 202</text:span><text:span text:style-name="T455">7</text:span><text:span text:style-name="T421">)</text:span><text:span text:style-name="T425">.</text:span></text:p></text:note-body></text:note></text:span></text:span><text:span text:style-name="Strong_20_Emphasis"><text:span text:style-name="T307"> </text:span></text:span><text:reference-mark-start text:name="Editie"/><text:span text:style-name="Strong_20_Emphasis"><text:span text:style-name="T308">desktop</text:span></text:span><text:reference-mark-end text:name="Editie"/><text:span text:style-name="Strong_20_Emphasis"><text:span text:style-name="T309">.</text:span></text:span></text:p>
      <text:p text:style-name="P9"/>
      <text:p text:style-name="P91"><text:span text:style-name="T52">Kijk op</text:span><text:span text:style-name="T300"> </text:span><text:a xlink:type="simple" xlink:href="https://karelzimmer.nl/" text:style-name="Internet_20_link" text:visited-style-name="Visited_20_Internet_20_Link"><text:span text:style-name="Internet_20_link"><text:span text:style-name="T433">karelzimmer.nl</text:span></text:span></text:a><text:span text:style-name="T300"> </text:span><text:span text:style-name="T387">voor</text:span><text:span text:style-name="T388"> </text:span><text:span text:style-name="T389">deze en andere </text:span><text:span text:style-name="T95">checklists, scripts, </text:span><text:span text:style-name="T96">en informatie</text:span><text:span text:style-name="T95">.</text:span></text:p>
      <text:p text:style-name="P10"/>
      <text:p text:style-name="P47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1"/>
      <text:p text:style-name="P8"><text:span text:style-name="T431">V</text:span><text:span text:style-name="T453">ul de waarden in het tekstvak achter de </text:span><text:span text:style-name="Definition"><text:span text:style-name="T442">schuingedrukte</text:span></text:span><text:span text:style-name="T431"> </text:span><text:span text:style-name="T454">woorden </text:span><text:span text:style-name="T390">(zie toelichting)</text:span><text:span text:style-name="T454">:</text:span></text:p>
      <text:p text:style-name="P3"><text:span text:style-name="Definition"><text:span text:style-name="T409">g</text:span></text:span><text:span text:style-name="Definition"><text:span text:style-name="T408">ebruiker</text:span></text:span><text:span text:style-name="Definition"><text:span text:style-name="T396"><text:tab/><text:tab/></text:span></text:span><text:span text:style-name="Definition"><text:span text:style-name="T415"> <text:tab/><text:tab/></text:span></text:span><text:span text:style-name="T397"><draw:control text:anchor-type="as-char" svg:y="-0.429cm" draw:z-index="14" draw:name="Gebruiker" draw:style-name="gr2" draw:text-style-name="P107" svg:width="6.061cm" svg:height="0.6cm" draw:control="control15"><svg:title>Gebruiker</svg:title><svg:desc>Volledige naam, bijv. Jan Stek</svg:desc></draw:control></text:span><text:span text:style-name="T397"><text:tab/></text:span><text:span text:style-name="T398">(</text:span><text:span text:style-name="T392">volledige naam, bijv. </text:span><text:span text:style-name="T394">J</text:span><text:span text:style-name="T414">a</text:span><text:span text:style-name="T394">n </text:span><text:span text:style-name="T414">Jansen</text:span><text:span text:style-name="T393">)</text:span></text:p>
      <text:p text:style-name="Standard"><text:span text:style-name="Definition"><text:span text:style-name="T409">g</text:span></text:span><text:span text:style-name="Definition"><text:span text:style-name="T408">ebruikersnaam</text:span></text:span><text:span text:style-name="Definition"><text:span text:style-name="T391"><text:tab/></text:span></text:span><text:span text:style-name="Definition"><text:span text:style-name="T391"><draw:control text:anchor-type="as-char" svg:y="-0.429cm" draw:z-index="15" draw:name="Gberuikersnaam" draw:style-name="gr2" draw:text-style-name="P107" svg:width="6.061cm" svg:height="0.6cm" draw:control="control16"><svg:title>Gebruikersnaam</svg:title><svg:desc>Korte naam, bijv. jan</svg:desc></draw:control></text:span></text:span><text:span text:style-name="Definition"><text:span text:style-name="T391"><text:tab/></text:span></text:span><text:span text:style-name="T434">(korte naam, bijv. </text:span><text:span text:style-name="T318">j</text:span><text:span text:style-name="T319">an</text:span><text:span text:style-name="T434">)</text:span></text:p>
      <text:p text:style-name="P2"><text:span text:style-name="Definition"><text:span text:style-name="T412">c</text:span></text:span><text:span text:style-name="Definition"><text:span text:style-name="T411">omputernaam</text:span></text:span><text:span text:style-name="Definition"><text:span text:style-name="T399"><text:tab/><text:tab/></text:span></text:span><text:span text:style-name="Definition"><text:span text:style-name="T397"><draw:control text:anchor-type="as-char" svg:y="-0.429cm" draw:z-index="16" draw:name="Computernaam" draw:style-name="gr2" draw:text-style-name="P107" svg:width="6.061cm" svg:height="0.6cm" draw:control="control17"><svg:title>Computernaam</svg:title><svg:desc>Unieke naam van de computer</svg:desc></draw:control></text:span></text:span><text:span text:style-name="Definition"><text:span text:style-name="T397"><text:tab/></text:span></text:span><text:span text:style-name="Definition"><text:span text:style-name="T400">(</text:span></text:span><text:span text:style-name="Definition"><text:span text:style-name="T401">naam van de compute</text:span></text:span><text:span text:style-name="Definition"><text:span text:style-name="T402">r, </text:span></text:span><text:span text:style-name="Definition"><text:span text:style-name="T403">bijv. </text:span></text:span><text:span text:style-name="Definition"><text:span text:style-name="T404">pc02</text:span></text:span><text:span text:style-name="Definition"><text:span text:style-name="T400">)</text:span></text:span></text:p>
      <text:p text:style-name="P2"><text:span text:style-name="Definition"><text:span text:style-name="T409">o</text:span></text:span><text:span text:style-name="Definition"><text:span text:style-name="T408">pstartmenu</text:span></text:span><text:span text:style-name="Definition"><text:span text:style-name="T397"><text:tab/><text:tab/><text:tab/></text:span></text:span><text:span text:style-name="Definition"><text:span text:style-name="T397"><draw:control text:anchor-type="as-char" svg:y="-0.429cm" draw:z-index="17" draw:name="Opstartmenu" draw:style-name="gr2" draw:text-style-name="P107" svg:width="6.061cm" svg:height="0.6cm" draw:control="control18"><svg:title>Opstartmenu</svg:title><svg:desc>Toets voor het opstartmenu ("bootmenu")</svg:desc></draw:control></text:span></text:span><text:span text:style-name="Definition"><text:span text:style-name="T397"><text:tab/></text:span></text:span><text:span text:style-name="Definition"><text:span text:style-name="T400">(</text:span></text:span><text:span text:style-name="Definition"><text:span text:style-name="T401">to</text:span></text:span><text:span text:style-name="Definition"><text:span text:style-name="T405">ets voor het opstartmedium</text:span></text:span><text:span text:style-name="Definition"><text:span text:style-name="T406">)</text:span></text:span></text:p>
      <text:p text:style-name="P2"><text:span text:style-name="Definition"><text:span text:style-name="T412">i</text:span></text:span><text:span text:style-name="Definition"><text:span text:style-name="T413">nstellingen</text:span></text:span><text:span text:style-name="T400"><text:tab/><text:tab/> <text:tab/></text:span><text:span text:style-name="T400"><draw:control text:anchor-type="as-char" svg:y="-0.429cm" draw:z-index="13" draw:name="Instellingen" draw:style-name="gr2" draw:text-style-name="P107" svg:width="6.061cm" svg:height="0.6cm" draw:control="control14"><svg:title>Instellingen</svg:title><svg:desc>Toets voor het BIOS/UEFI-scherm ("setup")</svg:desc></draw:control></text:span><text:span text:style-name="T400"><text:tab/>(</text:span><text:span text:style-name="T401">toets voor het BIOS/UEFI-scherm</text:span><text:span text:style-name="T400">)</text:span></text:p>
      <text:p text:style-name="P4"><text:span text:style-name="Definition"><text:span text:style-name="T409">g</text:span></text:span><text:span text:style-name="Definition"><text:span text:style-name="T408">ebruiker</text:span></text:span><text:span text:style-name="Definition"><text:span text:style-name="T410">2</text:span></text:span><text:span text:style-name="Definition"><text:span text:style-name="T396"><text:tab/></text:span></text:span><text:span text:style-name="Definition"><text:span text:style-name="T415"> <text:tab/><text:tab/></text:span></text:span><text:span text:style-name="T397"><draw:control text:anchor-type="as-char" svg:y="-0.429cm" draw:z-index="26" draw:name="Gebruiker 1" draw:style-name="gr2" draw:text-style-name="P107" svg:width="6.061cm" svg:height="0.6cm" draw:control="control27"><svg:title>Gebruiker</svg:title><svg:desc>Volledige naam, bijv. Jan Stek</svg:desc></draw:control></text:span><text:span text:style-name="T397"><text:tab/></text:span><text:span text:style-name="T398">(</text:span><text:span text:style-name="T392">volledige naam </text:span><text:span text:style-name="T395">evt. 2</text:span><text:span text:style-name="T416">e</text:span><text:span text:style-name="T395"> gebruiker</text:span><text:span text:style-name="T393">)</text:span></text:p>
      <text:p text:style-name="P93"><text:span text:style-name="Definition"><text:span text:style-name="T409">g</text:span></text:span><text:span text:style-name="Definition"><text:span text:style-name="T408">ebruikersnaam</text:span></text:span><text:span text:style-name="Definition"><text:span text:style-name="T410">2</text:span></text:span><text:span text:style-name="Definition"><text:span text:style-name="T391"><text:tab/></text:span></text:span><text:span text:style-name="Definition"><text:span text:style-name="T391"><draw:control text:anchor-type="as-char" svg:y="-0.429cm" draw:z-index="27" draw:name="Gberuikersnaam 1" draw:style-name="gr2" draw:text-style-name="P107" svg:width="6.061cm" svg:height="0.6cm" draw:control="control28"><svg:title>Gebruikersnaam</svg:title><svg:desc>Korte naam, bijv. jan</svg:desc></draw:control></text:span></text:span><text:span text:style-name="Definition"><text:span text:style-name="T391"><text:tab/></text:span></text:span><text:span text:style-name="T434">(korte naam</text:span><text:span text:style-name="T319"> </text:span><text:span text:style-name="T407">evt. 2</text:span><text:span text:style-name="T417">e</text:span><text:span text:style-name="T407"> gebruiker</text:span><text:span text:style-name="T434">)</text:span></text:p>
      <text:p text:style-name="P4"><text:span text:style-name="T320">Vervang </text:span><text:span text:style-name="Definition"><text:span text:style-name="T436">schuingedrukte</text:span></text:span><text:span text:style-name="T320"> </text:span><text:span text:style-name="T321">woorden </text:span><text:span text:style-name="T320">in deze checklist door </text:span><text:span text:style-name="T321">boven</text:span><text:span text:style-name="T320">staande waarden.</text:span></text:p>
      <text:p text:style-name="P12"/>
      <text:p text:style-name="P1"><text:span text:style-name="Strong_20_Emphasis"><text:span text:style-name="T328"/></text:span></text:p>
      <text:p text:style-name="P5"><text:span text:style-name="T330">Nog niet op Linux?</text:span><text:span text:style-name="T322"><text:tab/></text:span><text:span text:style-name="T326"><text:tab/></text:span><text:span text:style-name="T327">G</text:span><text:span text:style-name="T323">ebruik </text:span><text:span text:style-name="Strong_20_Emphasis"><text:span text:style-name="T331">Checklist migratie</text:span></text:span><text:span text:style-name="T323"> op </text:span><text:a xlink:type="simple" xlink:href="https://karelzimer.nl/" text:style-name="Internet_20_link" text:visited-style-name="Visited_20_Internet_20_Link"><text:span text:style-name="Internet_20_link"><text:span text:style-name="T435">karelzimmer.nl</text:span></text:span></text:a><text:span text:style-name="T324"> onder </text:span><text:span text:style-name="T329">Linux</text:span><text:span text:style-name="T325">.</text:span></text:p>
      <text:p text:style-name="P48"><text:span text:style-name="T288">Nieuwe installatie?</text:span><text:span text:style-name="T283"><text:tab/></text:span><text:span text:style-name="T285"></text:span><text:span text:style-name="T287"><text:tab/></text:span><text:span text:style-name="T286">B</text:span><text:span text:style-name="T283">egin bij hoofdstuk </text:span><text:span text:style-name="T288"><text:bookmark-ref text:reference-format="page" text:ref-name="__RefNumPara__4009_1271708128">2</text:bookmark-ref></text:span><text:span text:style-name="T283"><text:s text:c="2"/></text:span><text:span text:style-name="T289"><text:bookmark-ref text:reference-format="text" text:ref-name="__RefNumPara__4009_1271708128">Installatie uitvoeren</text:bookmark-ref></text:span><text:span text:style-name="T284">.</text:span></text:p>
      <text:p text:style-name="P25"/>
      <text:list xml:id="list1430755842" text:style-name="L1">
        <text:list-item>
          <text:p text:style-name="P101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224809989200">
          <table:table-cell table:style-name="_31_._5f_Installatie_5f_voorbereiden.A1" office:value-type="string">
            <text:p text:style-name="P67"><text:span text:style-name="Strong_20_Emphasis"><text:span text:style-name="T100"><text:s/></text:span></text:span><text:span text:style-name="Strong_20_Emphasis"><text:span text:style-name="T165"><draw:control text:anchor-type="as-char" draw:z-index="25" draw:name="Vorm3_ 1" draw:style-name="gr1" draw:text-style-name="P106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99">Leg Wi</text:span></text:span><text:span text:style-name="Strong_20_Emphasis"><text:span text:style-name="T102">F</text:span></text:span><text:span text:style-name="Strong_20_Emphasis"><text:span text:style-name="T99">i-</text:span></text:span><text:span text:style-name="Strong_20_Emphasis"><text:span text:style-name="T103">gegevens vast zoals de naam v</text:span></text:span><text:span text:style-name="Strong_20_Emphasis"><text:span text:style-name="T104">a</text:span></text:span><text:span text:style-name="Strong_20_Emphasis"><text:span text:style-name="T103">n het netwerk (SSID) en wachtwoord</text:span></text:span><text:span text:style-name="Strong_20_Emphasis"><text:span text:style-name="T101"><text:note text:id="ftn2" text:note-class="footnote"><text:note-citation>2</text:note-citation><text:note-body><text:p text:style-name="P87"><text:span text:style-name="User_20_Entry"><text:span text:style-name="T263">Bijv. </text:span></text:span><text:span text:style-name="User_20_Entry"><text:span text:style-name="T262">met </text:span></text:span><text:span text:style-name="User_20_Entry"><text:span text:style-name="T264">Terminalvenster</text:span></text:span><text:span text:style-name="User_20_Entry"><text:span text:style-name="T261"> </text:span></text:span><text:span text:style-name="User_20_Entry"><text:span text:style-name="T263">opdracht</text:span></text:span><text:span text:style-name="User_20_Entry"><text:span text:style-name="T261">: </text:span></text:span><text:span text:style-name="User_20_Entry"><text:span text:style-name="T278">sudo </text:span></text:span><text:span text:style-name="User_20_Entry"><text:span text:style-name="T280">more</text:span></text:span><text:span text:style-name="User_20_Entry"><text:span text:style-name="T278"> </text:span></text:span><text:span text:style-name="User_20_Entry"><text:span text:style-name="T279">/etc/NetworkManager/system-connections/</text:span></text:span><text:span text:style-name="User_20_Entry"><text:span text:style-name="T278">*</text:span></text:span></text:p></text:note-body></text:note></text:span></text:span><text:span text:style-name="Strong_20_Emphasis"><text:span text:style-name="T101">.</text:span></text:span></text:p>
          </table:table-cell>
        </table:table-row>
        <table:table-row table:style-name="TableLine94224810184048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224810219088">
          <table:table-cell table:style-name="_31_._5f_Installatie_5f_voorbereiden.A1" office:value-type="string">
            <text:p text:style-name="P65"><text:span text:style-name="Strong_20_Emphasis"><text:span text:style-name="T100"><text:s/></text:span></text:span><text:span text:style-name="Strong_20_Emphasis"><text:span text:style-name="T165"><draw:control text:anchor-type="as-char" draw:z-index="20" draw:name="Vorm3_0" draw:style-name="gr1" draw:text-style-name="P10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0">Aanmelden als </text:span></text:span><text:span text:style-name="Definition"><text:span text:style-name="T438">gebruike</text:span></text:span><text:span text:style-name="Definition"><text:span text:style-name="T439">r</text:span></text:span><text:span text:style-name="Strong_20_Emphasis"><text:span text:style-name="T101"><text:note text:id="ftn3" text:note-class="footnote"><text:note-citation>3</text:note-citation><text:note-body><text:p text:style-name="P85"><text:span text:style-name="User_20_Entry"><text:span text:style-name="T260">E</text:span></text:span><text:span text:style-name="User_20_Entry"><text:span text:style-name="T265">v</text:span></text:span><text:span text:style-name="User_20_Entry"><text:span text:style-name="T266">en</text:span></text:span><text:span text:style-name="User_20_Entry"><text:span text:style-name="T268">t</text:span></text:span><text:span text:style-name="User_20_Entry"><text:span text:style-name="T269">uele </text:span></text:span><text:span text:style-name="User_20_Entry"><text:span text:style-name="T270">extra </text:span></text:span><text:span text:style-name="User_20_Entry"><text:span text:style-name="T272">gebruiker</text:span></text:span><text:span text:style-name="User_20_Entry"><text:span text:style-name="T270">s aanmelden </text:span></text:span><text:span text:style-name="User_20_Entry"><text:span text:style-name="T271">en dezelfde stappen uitvoeren</text:span></text:span><text:span text:style-name="User_20_Entry"><text:span text:style-name="T267">.</text:span></text:span></text:p></text:note-body></text:note></text:span></text:span><text:span text:style-name="Strong_20_Emphasis"><text:span text:style-name="T101">.</text:span></text:span></text:p>
          </table:table-cell>
        </table:table-row>
        <table:table-row table:style-name="TableLine94224810219376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224810219664">
          <table:table-cell table:style-name="_31_._5f_Installatie_5f_voorbereiden.A1" office:value-type="string">
            <text:p text:style-name="P59"><text:span text:style-name="Strong_20_Emphasis"><text:span text:style-name="T117"><text:s/></text:span></text:span><text:span text:style-name="Strong_20_Emphasis"><text:span text:style-name="T167"><draw:control text:anchor-type="as-char" draw:z-index="0" draw:name="Vorm4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17">Installeer </text:span></text:span><text:span text:style-name="Strong_20_Emphasis"><text:span text:style-name="T164">pakket kz met </text:span></text:span><text:span text:style-name="Strong_20_Emphasis"><text:span text:style-name="T163">scripts en documenten van Karel Zimmer </text:span></text:span><text:span text:style-name="Strong_20_Emphasis"><text:span text:style-name="T118">via </text:span></text:span><text:span text:style-name="Strong_20_Emphasis"><text:span text:style-name="T120">het </text:span></text:span><text:span text:style-name="Strong_20_Emphasis"><text:span text:style-name="T121">s</text:span></text:span><text:span text:style-name="Strong_20_Emphasis"><text:span text:style-name="T118">tart</text:span></text:span><text:span text:style-name="Strong_20_Emphasis"><text:span text:style-name="T120">en van</text:span></text:span><text:span text:style-name="Strong_20_Emphasis"><text:span text:style-name="T122"> </text:span></text:span><text:span text:style-name="Strong_20_Emphasis"><text:span text:style-name="T206">Terminalvenster</text:span></text:span><text:span text:style-name="Strong_20_Emphasis"><text:span text:style-name="T118"> met toetscombinatie </text:span></text:span><text:span text:style-name="Strong_20_Emphasis"><text:span text:style-name="T119">Ctrl</text:span></text:span><text:span text:style-name="Strong_20_Emphasis"><text:span text:style-name="T118"> </text:span></text:span><text:span text:style-name="Strong_20_Emphasis"><text:span text:style-name="T119">Alt</text:span></text:span><text:span text:style-name="Strong_20_Emphasis"><text:span text:style-name="T118"> </text:span></text:span><text:span text:style-name="Strong_20_Emphasis"><text:span text:style-name="T119">T</text:span></text:span><text:span text:style-name="Strong_20_Emphasis"><text:span text:style-name="T120">.</text:span></text:span></text:p>
          </table:table-cell>
        </table:table-row>
        <table:table-row table:style-name="TableLine94224810219952">
          <table:table-cell table:style-name="_31_._5f_Installatie_5f_voorbereiden.A1" office:value-type="string">
            <text:p text:style-name="P74"><text:span text:style-name="Strong_20_Emphasis"><text:span text:style-name="T117"/></text:span></text:p>
          </table:table-cell>
          <table:table-cell table:style-name="_31_._5f_Installatie_5f_voorbereiden.A1" office:value-type="string">
            <text:p text:style-name="P64"><text:span text:style-name="T443">Typ</text:span><text:span text:style-name="Strong_20_Emphasis"><text:span text:style-name="T123">, of </text:span></text:span><text:span text:style-name="Strong_20_Emphasis"><text:span text:style-name="T120">kopieer en plak, de</text:span></text:span><text:span text:style-name="Strong_20_Emphasis"><text:span text:style-name="T124">z</text:span></text:span><text:span text:style-name="Strong_20_Emphasis"><text:span text:style-name="T120">e </text:span></text:span><text:span text:style-name="Strong_20_Emphasis"><text:span text:style-name="T125">twee </text:span></text:span><text:span text:style-name="Strong_20_Emphasis"><text:span text:style-name="T120">opdrachten, ieder gevolgd door de </text:span></text:span><text:span text:style-name="Strong_20_Emphasis"><text:span text:style-name="T119">Enter</text:span></text:span><text:span text:style-name="Strong_20_Emphasis"><text:span text:style-name="T118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224810220240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9"><text:span text:style-name="T443">V</text:span><text:span text:style-name="Strong_20_Emphasis"><text:span text:style-name="T126">olg </text:span></text:span><text:span text:style-name="Strong_20_Emphasis"><text:span text:style-name="T127">de aanwijzingen op het scherm.</text:span></text:span></text:p>
          </table:table-cell>
        </table:table-row>
        <table:table-row table:style-name="TableLine94224810220528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224810220816">
          <table:table-cell table:style-name="_31_._5f_Installatie_5f_voorbereiden.A1" office:value-type="string">
            <text:p text:style-name="P59"><text:span text:style-name="Strong_20_Emphasis"><text:span text:style-name="T117"><text:s/></text:span></text:span><text:span text:style-name="Strong_20_Emphasis"><text:span text:style-name="Strong_20_Emphasis"><text:span text:style-name="T167"><draw:control text:anchor-type="as-char" draw:z-index="1" draw:name="Vorm6" draw:style-name="gr1" draw:text-style-name="P106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28">Bereid de installatie voor </text:span></text:span><text:span text:style-name="Strong_20_Emphasis"><text:span text:style-name="T118">via </text:span></text:span><text:span text:style-name="Strong_20_Emphasis"><text:span text:style-name="T128">een </text:span></text:span><text:span text:style-name="Strong_20_Emphasis"><text:span text:style-name="T129">druk </text:span></text:span><text:span text:style-name="Strong_20_Emphasis"><text:span text:style-name="T130">op de </text:span></text:span><text:span text:style-name="Strong_20_Emphasis"><text:span text:style-name="T131">Super</text:span></text:span><text:span text:style-name="Strong_20_Emphasis"><text:span text:style-name="T130">-toets</text:span></text:span><text:span text:style-name="Strong_20_Emphasis"><text:span text:style-name="T50"><text:note text:id="ftn4" text:note-class="footnote"><text:note-citation>4</text:note-citation><text:note-body><text:p text:style-name="P83"><text:span text:style-name="T281">D</text:span>e <text:span text:style-name="T424">Super</text:span>-toets <text:span text:style-name="T281">is </text:span>de Windows<text:span text:style-name="T428">-</text:span><text:span text:style-name="T423">toets</text:span>, <text:span text:style-name="T428">C</text:span>ommand-<text:span text:style-name="T423">toets</text:span>, of <text:span text:style-name="T428">V</text:span>ergrootglas-toets.</text:p></text:note-body></text:note></text:span></text:span><text:span text:style-name="Strong_20_Emphasis"><text:span text:style-name="T128">, </text:span></text:span><text:span text:style-name="Strong_20_Emphasis"><text:span text:style-name="T132">t</text:span></text:span><text:span text:style-name="Strong_20_Emphasis"><text:span text:style-name="T133">yp </text:span></text:span><text:span text:style-name="Strong_20_Emphasis"><text:span text:style-name="T207">men</text:span></text:span><text:span text:style-name="Strong_20_Emphasis"><text:span text:style-name="T208">u</text:span></text:span><text:span text:style-name="Strong_20_Emphasis"><text:span text:style-name="T134"> </text:span></text:span><text:span text:style-name="Strong_20_Emphasis"><text:span text:style-name="T135">e</text:span></text:span><text:span text:style-name="Strong_20_Emphasis"><text:span text:style-name="T118">n </text:span></text:span><text:span text:style-name="Strong_20_Emphasis"><text:span text:style-name="T136">k</text:span></text:span><text:span text:style-name="Strong_20_Emphasis"><text:span text:style-name="T118">lik op het pictogram van</text:span></text:span><text:span text:style-name="Strong_20_Emphasis"><text:span text:style-name="T168"> </text:span></text:span><text:span text:style-name="Strong_20_Emphasis"><text:span text:style-name="T245">Installatiem</text:span></text:span><text:span text:style-name="Strong_20_Emphasis"><text:span text:style-name="T246">enu</text:span></text:span><text:span text:style-name="Strong_20_Emphasis"><text:span text:style-name="T130">.</text:span></text:span></text:p>
          </table:table-cell>
        </table:table-row>
        <table:table-row table:style-name="TableLine94224810221104">
          <table:table-cell table:style-name="_31_._5f_Installatie_5f_voorbereiden.A1" office:value-type="string">
            <text:p text:style-name="P75"><text:span text:style-name="Strong_20_Emphasis"><text:span text:style-name="T117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37">K</text:span></text:span><text:span text:style-name="Strong_20_Emphasis"><text:span text:style-name="T138">ie</text:span></text:span><text:span text:style-name="Strong_20_Emphasis"><text:span text:style-name="T139">s</text:span></text:span><text:span text:style-name="Strong_20_Emphasis"><text:span text:style-name="T127"> </text:span></text:span><text:span text:style-name="Strong_20_Emphasis"><text:span text:style-name="T247">1</text:span></text:span><text:span text:style-name="Strong_20_Emphasis"><text:span text:style-name="T248"> </text:span></text:span><text:span text:style-name="Strong_20_Emphasis"><text:span text:style-name="T249">In</text:span></text:span><text:span text:style-name="Strong_20_Emphasis"><text:span text:style-name="T223">stallatie voorbereiden</text:span></text:span><text:span text:style-name="Strong_20_Emphasis"><text:span text:style-name="T140"> </text:span></text:span><text:span text:style-name="Strong_20_Emphasis"><text:span text:style-name="T126">en volg </text:span></text:span><text:span text:style-name="Strong_20_Emphasis"><text:span text:style-name="T127">de aanwijzingen op het scherm.</text:span></text:span></text:p>
          </table:table-cell>
        </table:table-row>
      </table:table>
      <text:p text:style-name="P15"/>
      <text:list xml:id="list191422543225286" text:continue-numbering="true" text:style-name="L1">
        <text:list-item>
          <text:p text:style-name="P102"><text:bookmark-start text:name="__RefNumPara__4009_1271708128"/><text:span text:style-name="Strong_20_Emphasis"><text:span text:style-name="T432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24810073776">
          <table:table-cell table:style-name="_32_._5f_Installatie_5f_uitvoeren.A1" office:value-type="string">
            <text:p text:style-name="P59"><text:span text:style-name="Strong_20_Emphasis"><text:span text:style-name="T117"><text:s/></text:span></text:span><text:span text:style-name="Strong_20_Emphasis"><text:span text:style-name="T167"><draw:control text:anchor-type="as-char" draw:z-index="2" draw:name="Vorm9" draw:style-name="gr1" draw:text-style-name="P10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9">Start de computer op vanaf </text:span><text:span text:style-name="T357">een </text:span><text:span text:style-name="T357"><text:reference-ref text:reference-format="text" text:ref-name="Distributie">Ubuntu</text:reference-ref></text:span><text:span text:style-name="T357"><text:s/></text:span><text:span text:style-name="T9"><text:reference-ref text:reference-format="text" text:ref-name="Versie">22.04</text:reference-ref></text:span><text:span text:style-name="T273"><text:s/></text:span><text:span text:style-name="T273"><text:reference-ref text:reference-format="text" text:ref-name="Editie">desktop</text:reference-ref></text:span><text:span text:style-name="T273"><text:s/>Live</text:span><text:span text:style-name="T273"><text:note text:id="ftn5" text:note-class="footnote"><text:note-citation>1</text:note-citation><text:note-body><text:p text:style-name="P82"><text:span text:style-name="T418">Vanaf ee</text:span>n Live <text:span text:style-name="T422">USB-stick </text:span><text:span text:style-name="T466">(</text:span><text:span text:style-name="T422">of </text:span><text:span text:style-name="T467">cd/dvd</text:span><text:span text:style-name="T466">)</text:span><text:span text:style-name="T3"> </text:span>kunt <text:span text:style-name="T418">u opstarten en</text:span> met <text:reference-ref text:reference-format="text" text:ref-name="Distributie">Ubuntu</text:reference-ref><text:s/>werken zonder deze te installeren.</text:p></text:note-body></text:note></text:span><text:span text:style-name="T273"> </text:span><text:span text:style-name="T274">USB-stick</text:span><text:span text:style-name="T274"><text:note text:id="ftn6" text:note-class="footnote"><text:note-citation>2</text:note-citation><text:note-body><text:p text:style-name="P84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20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19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3">.</text:span></text:p>
            <text:p text:style-name="P52"><text:span text:style-name="T258">Opstartmenu/</text:span><text:span text:style-name="T259">boot menu</text:span><text:span text:style-name="T258"> </text:span><text:span text:style-name="T257">via </text:span><text:span text:style-name="Definition"><text:span text:style-name="T456">opstartmenu</text:span></text:span><text:span text:style-name="T257">, </text:span><text:span text:style-name="T258">instellingen/</text:span><text:span text:style-name="T259">setup</text:span><text:span text:style-name="T257"> via </text:span><text:span text:style-name="Definition"><text:span text:style-name="T444">instellingen</text:span></text:span><text:span text:style-name="T257">.</text:span></text:p>
          </table:table-cell>
        </table:table-row>
        <table:table-row table:style-name="TableLine94224810274736">
          <table:table-cell table:style-name="_32_._5f_Installatie_5f_uitvoeren.A1" office:value-type="string">
            <text:p text:style-name="P59"><text:span text:style-name="Strong_20_Emphasis"><text:span text:style-name="T117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9">Kies</text:span></text:span><text:span text:style-name="Strong_20_Emphasis"><text:span text:style-name="T53"> </text:span></text:span><text:span text:style-name="Strong_20_Emphasis"><text:span text:style-name="T170">als</text:span></text:span><text:span text:style-name="Strong_20_Emphasis"><text:span text:style-name="T54"> </text:span></text:span><text:span text:style-name="Strong_20_Emphasis"><text:span text:style-name="T55">mogelijk</text:span></text:span><text:span text:style-name="Strong_20_Emphasis"><text:span text:style-name="T53"> </text:span></text:span><text:span text:style-name="Strong_20_Emphasis"><text:span text:style-name="T56">met pijltjes-toetsen</text:span></text:span><text:span text:style-name="Strong_20_Emphasis"><text:span text:style-name="T57"> </text:span></text:span><text:span text:style-name="Strong_20_Emphasis"><text:span text:style-name="T218">Nederlands</text:span></text:span><text:span text:style-name="Strong_20_Emphasis"><text:span text:style-name="T58"> </text:span></text:span><text:span text:style-name="Strong_20_Emphasis"><text:span text:style-name="T56">en druk op </text:span></text:span><text:span text:style-name="Strong_20_Emphasis"><text:span text:style-name="T59">de </text:span></text:span><text:span text:style-name="Strong_20_Emphasis"><text:span text:style-name="T60">Enter</text:span></text:span><text:span text:style-name="Strong_20_Emphasis"><text:span text:style-name="T59">-toets.</text:span></text:span></text:p>
          </table:table-cell>
        </table:table-row>
        <table:table-row table:style-name="TableLine94224810090032">
          <table:table-cell table:style-name="_32_._5f_Installatie_5f_uitvoeren.A1" office:value-type="string">
            <text:p text:style-name="P59"><text:span text:style-name="Strong_20_Emphasis"><text:span text:style-name="T443"/></text:span></text:p>
          </table:table-cell>
          <table:table-cell table:style-name="_32_._5f_Installatie_5f_uitvoeren.A1" office:value-type="string">
            <text:p text:style-name="P19"><text:span text:style-name="T350">Kies </text:span><text:span text:style-name="T333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50">.</text:span></text:p>
          </table:table-cell>
        </table:table-row>
        <table:table-row table:style-name="TableLine94224810301440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9"><text:span text:style-name="Strong_20_Emphasis"><text:span text:style-name="T443"><text:s/></text:span></text:span><text:span text:style-name="T117"><draw:control text:anchor-type="as-char" draw:z-index="3" draw:name="Vorm12" draw:style-name="gr1" draw:text-style-name="P106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1">Op het </text:span></text:span><text:span text:style-name="Strong_20_Emphasis"><text:span text:style-name="T62">scherm </text:span></text:span><text:span text:style-name="Strong_20_Emphasis"><text:span text:style-name="T232">Wel</text:span></text:span><text:span text:style-name="Strong_20_Emphasis"><text:span text:style-name="T222">k</text:span></text:span><text:span text:style-name="Strong_20_Emphasis"><text:span text:style-name="T233">om</text:span></text:span><text:span text:style-name="Strong_20_Emphasis"><text:span text:style-name="T63"> </text:span></text:span><text:span text:style-name="Strong_20_Emphasis"><text:span text:style-name="T61">kies </text:span></text:span><text:span text:style-name="Strong_20_Emphasis"><text:span text:style-name="T224">Nederlands</text:span></text:span><text:span text:style-name="Strong_20_Emphasis"><text:span text:style-name="T52"> en klik op</text:span></text:span><text:span text:style-name="Strong_20_Emphasis"><text:span text:style-name="T64"> </text:span></text:span><text:span text:style-name="Strong_20_Emphasis"><text:span text:style-name="T225">Verder</text:span></text:span><text:span text:style-name="Strong_20_Emphasis"><text:span text:style-name="T52">.</text:span></text:span></text:p>
          </table:table-cell>
        </table:table-row>
        <table:table-row table:style-name="TableLine94224810403440">
          <table:table-cell table:style-name="_32_._5f_Installatie_5f_uitvoeren.A1" office:value-type="string">
            <text:p text:style-name="P59"><text:span text:style-name="Strong_20_Emphasis"><text:span text:style-name="T443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80">O</text:span></text:span><text:span text:style-name="Strong_20_Emphasis"><text:span text:style-name="T181">p </text:span></text:span><text:span text:style-name="Strong_20_Emphasis"><text:span text:style-name="T182">het </text:span></text:span><text:span text:style-name="Strong_20_Emphasis"><text:span text:style-name="T183">scherm </text:span></text:span><text:span text:style-name="Strong_20_Emphasis"><text:span text:style-name="T234">Toetsenbord</text:span></text:span><text:span text:style-name="Strong_20_Emphasis"><text:span text:style-name="T235">indeling</text:span></text:span><text:span text:style-name="Strong_20_Emphasis"><text:span text:style-name="T183"> </text:span></text:span><text:span text:style-name="Strong_20_Emphasis"><text:span text:style-name="T184">controleer </text:span></text:span><text:span text:style-name="Strong_20_Emphasis"><text:span text:style-name="T185">de </text:span></text:span><text:span text:style-name="Strong_20_Emphasis"><text:span text:style-name="T186">te gebruiken </text:span></text:span><text:span text:style-name="Strong_20_Emphasis"><text:span text:style-name="T184">toetsenbordindeling </text:span></text:span><text:span text:style-name="Strong_20_Emphasis"><text:span text:style-name="T187">en </text:span></text:span><text:span text:style-name="Strong_20_Emphasis"><text:span text:style-name="T180">klik </text:span></text:span><text:span text:style-name="Strong_20_Emphasis"><text:span text:style-name="T183">op </text:span></text:span><text:span text:style-name="Strong_20_Emphasis"><text:span text:style-name="T229">Verder</text:span></text:span><text:span text:style-name="Strong_20_Emphasis"><text:span text:style-name="T183">.</text:span></text:span></text:p>
          </table:table-cell>
        </table:table-row>
        <table:table-row table:style-name="TableLine94224810403952">
          <table:table-cell table:style-name="_32_._5f_Installatie_5f_uitvoeren.A1" office:value-type="string">
            <text:p text:style-name="P59"><text:span text:style-name="Strong_20_Emphasis"><text:span text:style-name="T443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5">Als </text:span></text:span><text:span text:style-name="Strong_20_Emphasis"><text:span text:style-name="T66">het </text:span></text:span><text:span text:style-name="Strong_20_Emphasis"><text:span text:style-name="T67">het scherm </text:span></text:span><text:span text:style-name="Strong_20_Emphasis"><text:span text:style-name="T236">Draadloos</text:span></text:span><text:span text:style-name="Strong_20_Emphasis"><text:span text:style-name="T67"> </text:span></text:span><text:span text:style-name="Strong_20_Emphasis"><text:span text:style-name="T66">verschijnt, </text:span></text:span><text:span text:style-name="Strong_20_Emphasis"><text:span text:style-name="T68">kies</text:span></text:span><text:span text:style-name="Strong_20_Emphasis"><text:span text:style-name="T67"> </text:span></text:span><text:span text:style-name="Strong_20_Emphasis"><text:span text:style-name="T68">een draadloos netwerk, maak </text:span></text:span><text:span text:style-name="Strong_20_Emphasis"><text:span text:style-name="T52">verbinding, </text:span></text:span><text:span text:style-name="Strong_20_Emphasis"><text:span text:style-name="T69">en klik</text:span></text:span><text:span text:style-name="Strong_20_Emphasis"><text:span text:style-name="T52"> </text:span></text:span><text:span text:style-name="Strong_20_Emphasis"><text:span text:style-name="T70">op </text:span></text:span><text:span text:style-name="Strong_20_Emphasis"><text:span text:style-name="T225">Verder</text:span></text:span><text:span text:style-name="Strong_20_Emphasis"><text:span text:style-name="T52">.</text:span></text:span></text:p>
          </table:table-cell>
        </table:table-row>
        <table:table-row table:style-name="TableLine94224810292976">
          <table:table-cell table:style-name="_32_._5f_Installatie_5f_uitvoeren.A1" office:value-type="string">
            <text:p text:style-name="P59"><text:span text:style-name="Strong_20_Emphasis"><text:span text:style-name="T443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1">O</text:span></text:span><text:span text:style-name="Strong_20_Emphasis"><text:span text:style-name="T72">p het scherm </text:span></text:span><text:span text:style-name="Strong_20_Emphasis"><text:span text:style-name="T237">Bijgewerkte pakketten en andere programmatuur</text:span></text:span><text:span text:style-name="Strong_20_Emphasis"><text:span text:style-name="T238"> </text:span></text:span><text:span text:style-name="T52">klik op </text:span><text:span text:style-name="Strong_20_Emphasis"><text:span text:style-name="T224">Verder</text:span></text:span><text:span text:style-name="Strong_20_Emphasis"><text:span text:style-name="T52">.</text:span></text:span></text:p>
          </table:table-cell>
        </table:table-row>
        <table:table-row table:style-name="TableLine94224810293600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224810294224">
          <table:table-cell table:style-name="_32_._5f_Installatie_5f_uitvoeren.A1" office:value-type="string">
            <text:p text:style-name="P59"><text:span text:style-name="Strong_20_Emphasis"><text:span text:style-name="T443"><text:s/></text:span></text:span><text:span text:style-name="T117"><draw:control text:anchor-type="as-char" draw:z-index="4" draw:name="Vorm16" draw:style-name="gr1" draw:text-style-name="P106" svg:width="0.35cm" svg:height="0.35cm" draw:control="control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1">O</text:span></text:span><text:span text:style-name="Strong_20_Emphasis"><text:span text:style-name="T73">p het scherm </text:span></text:span><text:span text:style-name="Strong_20_Emphasis"><text:span text:style-name="T239">Installatietype</text:span></text:span><text:span text:style-name="Strong_20_Emphasis"><text:span text:style-name="T188"> </text:span></text:span><text:span text:style-name="Strong_20_Emphasis"><text:span text:style-name="T189">selecteer</text:span></text:span><text:span text:style-name="Strong_20_Emphasis"><text:span text:style-name="T190"> </text:span></text:span><text:span text:style-name="Strong_20_Emphasis"><text:span text:style-name="T361">het gewenste </text:span></text:span><text:span text:style-name="Strong_20_Emphasis"><text:span text:style-name="T378">Installatie type</text:span></text:span><text:span text:style-name="Strong_20_Emphasis"><text:span text:style-name="T361">.</text:span></text:span></text:p>
          </table:table-cell>
        </table:table-row>
        <table:table-row table:style-name="TableLine94224810397328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8"><text:span text:style-name="Strong_20_Emphasis"><text:span text:style-name="T362">K</text:span></text:span><text:span text:style-name="Strong_20_Emphasis"><text:span text:style-name="T74">lik </text:span></text:span><text:span text:style-name="Strong_20_Emphasis"><text:span text:style-name="T75">op</text:span></text:span><text:span text:style-name="Strong_20_Emphasis"><text:span text:style-name="T74"> </text:span></text:span><text:span text:style-name="Strong_20_Emphasis"><text:span text:style-name="T230">I</text:span></text:span><text:span text:style-name="Strong_20_Emphasis"><text:span text:style-name="T231">nstalle</text:span></text:span><text:span text:style-name="Strong_20_Emphasis"><text:span text:style-name="T230">e</text:span></text:span><text:span text:style-name="Strong_20_Emphasis"><text:span text:style-name="T231">r </text:span></text:span><text:span text:style-name="Strong_20_Emphasis"><text:span text:style-name="T230">nu</text:span></text:span><text:span text:style-name="Strong_20_Emphasis"><text:span text:style-name="T74">, </text:span></text:span><text:span text:style-name="Strong_20_Emphasis"><text:span text:style-name="T94">of klik op </text:span></text:span><text:span text:style-name="Strong_20_Emphasis"><text:span text:style-name="T219">Verder</text:span></text:span><text:span text:style-name="Strong_20_Emphasis"><text:span text:style-name="T94"> en </text:span></text:span><text:span text:style-name="Strong_20_Emphasis"><text:span text:style-name="T174">c</text:span></text:span><text:span text:style-name="Strong_20_Emphasis"><text:span text:style-name="T76">ontroleer de </text:span></text:span><text:span text:style-name="Strong_20_Emphasis"><text:span text:style-name="T77">voorgestelde </text:span></text:span><text:span text:style-name="Strong_20_Emphasis"><text:span text:style-name="T76">schijfindelin</text:span></text:span><text:span text:style-name="Strong_20_Emphasis"><text:span text:style-name="T78">g,</text:span></text:span><text:span text:style-name="Strong_20_Emphasis"><text:span text:style-name="T76"> </text:span></text:span><text:span text:style-name="Strong_20_Emphasis"><text:span text:style-name="T79">kies de gewenste schijf, </text:span></text:span><text:span text:style-name="Strong_20_Emphasis"><text:span text:style-name="T78">en </text:span></text:span><text:span text:style-name="Strong_20_Emphasis"><text:span text:style-name="T201">k</text:span></text:span><text:span text:style-name="Strong_20_Emphasis"><text:span text:style-name="T202">lik op </text:span></text:span><text:span text:style-name="Strong_20_Emphasis"><text:span text:style-name="T230">I</text:span></text:span><text:span text:style-name="Strong_20_Emphasis"><text:span text:style-name="T231">nstalle</text:span></text:span><text:span text:style-name="Strong_20_Emphasis"><text:span text:style-name="T230">e</text:span></text:span><text:span text:style-name="Strong_20_Emphasis"><text:span text:style-name="T231">r </text:span></text:span><text:span text:style-name="Strong_20_Emphasis"><text:span text:style-name="T230">nu</text:span></text:span><text:span text:style-name="Strong_20_Emphasis"><text:span text:style-name="T202">.</text:span></text:span></text:p>
          </table:table-cell>
        </table:table-row>
        <table:table-row table:style-name="TableLine94224810397952">
          <table:table-cell table:style-name="_32_._5f_Installatie_5f_uitvoeren.A1" office:value-type="string">
            <text:p text:style-name="P77"><text:span text:style-name="Strong_20_Emphasis"><text:span text:style-name="T443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1">O</text:span></text:span><text:span text:style-name="Strong_20_Emphasis"><text:span text:style-name="T73">p het scherm </text:span></text:span><text:span text:style-name="Strong_20_Emphasis"><text:span text:style-name="T239">Wilt u deze aanpassingen wegschrijven naar de schijven? </text:span></text:span><text:span text:style-name="Strong_20_Emphasis"><text:span text:style-name="T80">controleer de </text:span></text:span><text:span text:style-name="Strong_20_Emphasis"><text:span text:style-name="T81">partities</text:span></text:span><text:span text:style-name="Strong_20_Emphasis"><text:span text:style-name="T80"> </text:span></text:span><text:span text:style-name="Strong_20_Emphasis"><text:span text:style-name="T82">die </text:span></text:span><text:span text:style-name="Strong_20_Emphasis"><text:span text:style-name="T83">geformatteerd</text:span></text:span><text:span text:style-name="Strong_20_Emphasis"><text:span text:style-name="T82"> worden </text:span></text:span><text:span text:style-name="Strong_20_Emphasis"><text:span text:style-name="T80">en </text:span></text:span><text:span text:style-name="Strong_20_Emphasis"><text:span text:style-name="T71">klik </text:span></text:span><text:span text:style-name="Strong_20_Emphasis"><text:span text:style-name="T74">op </text:span></text:span><text:span text:style-name="Strong_20_Emphasis"><text:span text:style-name="T226">Verder</text:span></text:span><text:span text:style-name="Strong_20_Emphasis"><text:span text:style-name="T74">.</text:span></text:span></text:p>
          </table:table-cell>
        </table:table-row>
        <table:table-row table:style-name="TableLine9422481039857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224810399200">
          <table:table-cell table:style-name="_32_._5f_Installatie_5f_uitvoeren.A1" office:value-type="string">
            <text:p text:style-name="P59"><text:span text:style-name="Strong_20_Emphasis"><text:span text:style-name="T443"><text:s/></text:span></text:span><text:span text:style-name="T117"><draw:control text:anchor-type="as-char" draw:z-index="5" draw:name="Vorm19" draw:style-name="gr1" draw:text-style-name="P106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3">O</text:span></text:span><text:span text:style-name="Strong_20_Emphasis"><text:span text:style-name="T364">p </text:span></text:span><text:span text:style-name="Strong_20_Emphasis"><text:span text:style-name="T365">het </text:span></text:span><text:span text:style-name="Strong_20_Emphasis"><text:span text:style-name="T366">scherm </text:span></text:span><text:span text:style-name="Strong_20_Emphasis"><text:span text:style-name="T379">Waar bevindt u zich?</text:span></text:span><text:span text:style-name="Strong_20_Emphasis"><text:span text:style-name="T366"> </text:span></text:span><text:span text:style-name="Strong_20_Emphasis"><text:span text:style-name="T367">controleer </text:span></text:span><text:span text:style-name="Strong_20_Emphasis"><text:span text:style-name="T368">de </text:span></text:span><text:span text:style-name="Strong_20_Emphasis"><text:span text:style-name="T367">locatie en </text:span></text:span><text:span text:style-name="Strong_20_Emphasis"><text:span text:style-name="T363">klik </text:span></text:span><text:span text:style-name="Strong_20_Emphasis"><text:span text:style-name="T366">op </text:span></text:span><text:span text:style-name="Strong_20_Emphasis"><text:span text:style-name="T379">Verder</text:span></text:span><text:span text:style-name="Strong_20_Emphasis"><text:span text:style-name="T366">.</text:span></text:span></text:p>
          </table:table-cell>
        </table:table-row>
        <table:table-row table:style-name="TableLine94224810394640">
          <table:table-cell table:style-name="_32_._5f_Installatie_5f_uitvoeren.A1" office:value-type="string">
            <text:p text:style-name="P59"><text:span text:style-name="Strong_20_Emphasis"><text:span text:style-name="T443"/></text:span></text:p>
          </table:table-cell>
          <table:table-cell table:style-name="_32_._5f_Installatie_5f_uitvoeren.A1" office:value-type="string">
            <text:p text:style-name="P7"><text:span text:style-name="T380">Op </text:span><text:span text:style-name="T381">het </text:span><text:span text:style-name="T379">scherm </text:span><text:span text:style-name="Strong_20_Emphasis"><text:span text:style-name="T379">Wie bent u?</text:span></text:span><text:span text:style-name="T379"> </text:span><text:span text:style-name="T380">vul </text:span><text:span text:style-name="T382">in </text:span><text:span text:style-name="Strong_20_Emphasis"><text:span text:style-name="T383">Uw n</text:span></text:span><text:span text:style-name="Strong_20_Emphasis"><text:span text:style-name="T384">aam</text:span></text:span><text:span text:style-name="Strong_20_Emphasis"><text:span text:style-name="T369"> </text:span></text:span><text:span text:style-name="Definition"><text:span text:style-name="T445">gebruiker</text:span></text:span><text:span text:style-name="Strong_20_Emphasis"><text:span text:style-name="T370">, <text:line-break/></text:span></text:span><text:span text:style-name="Strong_20_Emphasis"><text:span text:style-name="T384">Naam </text:span></text:span><text:span text:style-name="Strong_20_Emphasis"><text:span text:style-name="T383">van uw </text:span></text:span><text:span text:style-name="Strong_20_Emphasis"><text:span text:style-name="T385">computer</text:span></text:span><text:span text:style-name="Definition"><text:span text:style-name="T441"> </text:span></text:span><text:span text:style-name="Definition"><text:span text:style-name="T445">computernaam</text:span></text:span><text:span text:style-name="Strong_20_Emphasis"><text:span text:style-name="T369">,<text:line-break/></text:span></text:span><text:span text:style-name="Strong_20_Emphasis"><text:span text:style-name="T383">Kies een g</text:span></text:span><text:span text:style-name="Strong_20_Emphasis"><text:span text:style-name="T385">ebruikersnaam</text:span></text:span><text:span text:style-name="Strong_20_Emphasis"><text:span text:style-name="T369"> </text:span></text:span><text:span text:style-name="Definition"><text:span text:style-name="T445">gebruikersnaam</text:span></text:span><text:span text:style-name="Strong_20_Emphasis"><text:span text:style-name="T369">,<text:line-break/></text:span></text:span><text:span text:style-name="Strong_20_Emphasis"><text:span text:style-name="T371">g</text:span></text:span><text:span text:style-name="Strong_20_Emphasis"><text:span text:style-name="T360">eef tweemaal een </text:span></text:span><text:span text:style-name="Strong_20_Emphasis"><text:span text:style-name="T377">wachtwoord</text:span></text:span><text:span text:style-name="Strong_20_Emphasis"><text:span text:style-name="T360">,</text:span></text:span><text:span text:style-name="Strong_20_Emphasis"><text:span text:style-name="T374"> </text:span></text:span><text:span text:style-name="Strong_20_Emphasis"><text:span text:style-name="T375">en</text:span></text:span><text:span text:style-name="Strong_20_Emphasis"><text:span text:style-name="T374"> </text:span></text:span><text:span text:style-name="Strong_20_Emphasis"><text:span text:style-name="T376">k</text:span></text:span><text:span text:style-name="Strong_20_Emphasis"><text:span text:style-name="T360">lik op </text:span></text:span><text:span text:style-name="Strong_20_Emphasis"><text:span text:style-name="T377">Verder</text:span></text:span><text:span text:style-name="Strong_20_Emphasis"><text:span text:style-name="T360">.</text:span></text:span></text:p>
          </table:table-cell>
        </table:table-row>
        <table:table-row table:style-name="TableLine9422481039526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224810395888">
          <table:table-cell table:style-name="_32_._5f_Installatie_5f_uitvoeren.A1" office:value-type="string">
            <text:p text:style-name="P59"><text:span text:style-name="Strong_20_Emphasis"><text:span text:style-name="T443"><text:s/></text:span></text:span><text:span text:style-name="T117"><draw:control text:anchor-type="as-char" draw:z-index="6" draw:name="Vorm21" draw:style-name="gr1" draw:text-style-name="P106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2">O</text:span></text:span><text:span text:style-name="Strong_20_Emphasis"><text:span text:style-name="T373">p het scherm </text:span></text:span><text:span text:style-name="Strong_20_Emphasis"><text:span text:style-name="T386">Installatie voltooid</text:span></text:span><text:span text:style-name="Strong_20_Emphasis"><text:span text:style-name="T373"> </text:span></text:span><text:span text:style-name="Strong_20_Emphasis"><text:span text:style-name="T372">klik </text:span></text:span><text:span text:style-name="Strong_20_Emphasis"><text:span text:style-name="T360">op </text:span></text:span><text:span text:style-name="Strong_20_Emphasis"><text:span text:style-name="T377">Nu herstarten</text:span></text:span><text:span text:style-name="Strong_20_Emphasis"><text:span text:style-name="T360">.</text:span></text:span></text:p>
          </table:table-cell>
        </table:table-row>
        <table:table-row table:style-name="TableLine94224810396512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224810275024">
          <table:table-cell table:style-name="_32_._5f_Installatie_5f_uitvoeren.A1" office:value-type="string">
            <text:p text:style-name="P59"><text:span text:style-name="Strong_20_Emphasis"><text:span text:style-name="T117"><text:s/></text:span></text:span><text:span text:style-name="Strong_20_Emphasis"><text:span text:style-name="T167"><draw:control text:anchor-type="as-char" draw:z-index="7" draw:name="Vorm22" draw:style-name="gr1" draw:text-style-name="P106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1">Verwijder </text:span></text:span><text:span text:style-name="Strong_20_Emphasis"><text:span text:style-name="T192">het </text:span></text:span><text:span text:style-name="Strong_20_Emphasis"><text:span text:style-name="T191">installatiemedium </text:span></text:span><text:span text:style-name="Strong_20_Emphasis"><text:span text:style-name="T193">en</text:span></text:span><text:span text:style-name="Strong_20_Emphasis"><text:span text:style-name="T191"> </text:span></text:span><text:span text:style-name="Strong_20_Emphasis"><text:span text:style-name="T194">druk </text:span></text:span><text:span text:style-name="Strong_20_Emphasis"><text:span text:style-name="T195">op</text:span></text:span><text:span text:style-name="Strong_20_Emphasis"><text:span text:style-name="T194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6">.</text:span></text:span></text:p>
          </table:table-cell>
        </table:table-row>
      </table:table>
      <text:p text:style-name="P51"><text:span text:style-name="Strong_20_Emphasis"><text:span text:style-name="T194"/></text:span></text:p>
      <text:list xml:id="list191422453553127" text:continue-numbering="true" text:style-name="L1">
        <text:list-item>
          <text:p text:style-name="P100"><text:span text:style-name="Strong_20_Emphasis"><text:span text:style-name="T240">Installatie </text:span></text:span><text:span text:style-name="Strong_20_Emphasis"><text:span text:style-name="T241">afronden</text:span></text:span></text:p>
        </text:list-item>
      </text:list>
      <text:p text:style-name="P55"><text:span text:style-name="Strong_20_Emphasis"><text:span text:style-name="T8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24810187888">
          <table:table-cell table:style-name="_33_._5f_Installatie_5f_afronden.A1" office:value-type="string">
            <text:p text:style-name="P60"><text:span text:style-name="Strong_20_Emphasis"><text:span text:style-name="T117"><text:s/></text:span></text:span><text:span text:style-name="Strong_20_Emphasis"><text:span text:style-name="T167"><draw:control text:anchor-type="as-char" draw:z-index="8" draw:name="Vorm24" draw:style-name="gr1" draw:text-style-name="P10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4">Aanmelden als </text:span></text:span><text:span text:style-name="Definition"><text:span text:style-name="T437">gebruiker</text:span></text:span><text:span text:style-name="Strong_20_Emphasis"><text:span text:style-name="T84">.</text:span></text:span></text:p>
          </table:table-cell>
        </table:table-row>
        <table:table-row table:style-name="TableLine9422481048875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8"><text:span text:style-name="Strong_20_Emphasis"><text:span text:style-name="T197"/></text:span></text:p>
          </table:table-cell>
        </table:table-row>
        <table:table-row table:style-name="TableLine94224810592672">
          <table:table-cell table:style-name="_33_._5f_Installatie_5f_afronden.A1" office:value-type="string">
            <text:p text:style-name="P60"><text:span text:style-name="Strong_20_Emphasis"><text:span text:style-name="T117"><text:s/></text:span></text:span><text:span text:style-name="Strong_20_Emphasis"><text:span text:style-name="T167"><draw:control text:anchor-type="as-char" draw:z-index="9" draw:name="Vorm25" draw:style-name="gr1" draw:text-style-name="P106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1">O</text:span></text:span><text:span text:style-name="Strong_20_Emphasis"><text:span text:style-name="T73">p </text:span></text:span><text:span text:style-name="Strong_20_Emphasis"><text:span text:style-name="T85">de schermen volg de aanwijzingen en klik op </text:span></text:span><text:span text:style-name="Strong_20_Emphasis"><text:span text:style-name="T220">Overslaan</text:span></text:span><text:span text:style-name="Strong_20_Emphasis"><text:span text:style-name="T97"> en </text:span></text:span><text:span text:style-name="Strong_20_Emphasis"><text:span text:style-name="T242">Volgende</text:span></text:span><text:span text:style-name="Strong_20_Emphasis"><text:span text:style-name="T197">.</text:span></text:span></text:p>
          </table:table-cell>
        </table:table-row>
        <table:table-row table:style-name="TableLine94224810598128">
          <table:table-cell table:style-name="_33_._5f_Installatie_5f_afronden.A1" office:value-type="string">
            <text:p text:style-name="P60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1">O</text:span></text:span><text:span text:style-name="Strong_20_Emphasis"><text:span text:style-name="T73">p het </text:span></text:span><text:span text:style-name="Strong_20_Emphasis"><text:span text:style-name="T85">laatste </text:span></text:span><text:span text:style-name="Strong_20_Emphasis"><text:span text:style-name="T73">scherm </text:span></text:span><text:span text:style-name="Strong_20_Emphasis"><text:span text:style-name="T243">Klaar om te beginnen </text:span></text:span><text:span text:style-name="Strong_20_Emphasis"><text:span text:style-name="T197">klik op </text:span></text:span><text:span text:style-name="Strong_20_Emphasis"><text:span text:style-name="T242">Vol</text:span></text:span><text:span text:style-name="Strong_20_Emphasis"><text:span text:style-name="T244">tooid</text:span></text:span><text:span text:style-name="Strong_20_Emphasis"><text:span text:style-name="T197">.</text:span></text:span></text:p>
          </table:table-cell>
        </table:table-row>
        <table:table-row table:style-name="TableLine9422481059744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224810531344">
          <table:table-cell table:style-name="_33_._5f_Installatie_5f_afronden.A1" office:value-type="string">
            <text:p text:style-name="P60"><text:span text:style-name="Strong_20_Emphasis"><text:span text:style-name="T117"><text:s/></text:span></text:span><text:span text:style-name="Strong_20_Emphasis"><text:span text:style-name="T167"><draw:control text:anchor-type="as-char" draw:z-index="10" draw:name="Vorm27" draw:style-name="gr1" draw:text-style-name="P106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6">Voeg </text:span></text:span><text:span text:style-name="Strong_20_Emphasis"><text:span text:style-name="T87">eventuele </text:span></text:span><text:span text:style-name="Strong_20_Emphasis"><text:span text:style-name="T88">extra </text:span></text:span><text:span text:style-name="Strong_20_Emphasis"><text:span text:style-name="T221">Standaard</text:span></text:span><text:span text:style-name="Strong_20_Emphasis"><text:span text:style-name="T98"> of </text:span></text:span><text:span text:style-name="Strong_20_Emphasis"><text:span text:style-name="T221">Beheerder</text:span></text:span><text:span text:style-name="Strong_20_Emphasis"><text:span text:style-name="T88"> </text:span></text:span><text:span text:style-name="Definition"><text:span text:style-name="T5">gebruiker</text:span></text:span><text:span text:style-name="Strong_20_Emphasis"><text:span text:style-name="T198">s</text:span></text:span><text:span text:style-name="Strong_20_Emphasis"><text:span text:style-name="T200"> </text:span></text:span><text:span text:style-name="Strong_20_Emphasis"><text:span text:style-name="T199">toe </text:span></text:span><text:span text:style-name="Strong_20_Emphasis"><text:span text:style-name="T118">via </text:span></text:span><text:span text:style-name="Strong_20_Emphasis"><text:span text:style-name="T128">een </text:span></text:span><text:span text:style-name="Strong_20_Emphasis"><text:span text:style-name="T134">druk op de </text:span></text:span><text:span text:style-name="Strong_20_Emphasis"><text:span text:style-name="T131">Super</text:span></text:span><text:span text:style-name="Strong_20_Emphasis"><text:span text:style-name="T134">-toets</text:span></text:span><text:span text:style-name="Strong_20_Emphasis"><text:span text:style-name="T134"><text:note text:id="ftn7" text:note-class="footnote"><text:note-citation>1</text:note-citation><text:note-body><text:p text:style-name="P49"><text:span text:style-name="T295">De </text:span><text:span text:style-name="T296">Super</text:span><text:span text:style-name="T295">-toets is de Windows</text:span><text:span text:style-name="T297">-</text:span><text:span text:style-name="T298">toets</text:span><text:span text:style-name="T295">, </text:span><text:span text:style-name="T297">C</text:span><text:span text:style-name="T295">ommand-</text:span><text:span text:style-name="T298">toets</text:span><text:span text:style-name="T295">, of </text:span><text:span text:style-name="T297">V</text:span><text:span text:style-name="T295">ergrootglas-toets.</text:span></text:p></text:note-body></text:note></text:span></text:span><text:span text:style-name="Strong_20_Emphasis"><text:span text:style-name="T128">, </text:span></text:span><text:span text:style-name="Strong_20_Emphasis"><text:span text:style-name="T141">t</text:span></text:span><text:span text:style-name="Strong_20_Emphasis"><text:span text:style-name="T133">yp </text:span></text:span><text:span text:style-name="Strong_20_Emphasis"><text:span text:style-name="T209">geb</text:span></text:span><text:span text:style-name="Strong_20_Emphasis"><text:span text:style-name="T210">r</text:span></text:span><text:span text:style-name="Strong_20_Emphasis"><text:span text:style-name="T134"> </text:span></text:span><text:span text:style-name="Strong_20_Emphasis"><text:span text:style-name="T142">e</text:span></text:span><text:span text:style-name="Strong_20_Emphasis"><text:span text:style-name="T118">n </text:span></text:span><text:span text:style-name="Strong_20_Emphasis"><text:span text:style-name="T136">k</text:span></text:span><text:span text:style-name="Strong_20_Emphasis"><text:span text:style-name="T118">lik </text:span></text:span><text:span text:style-name="Strong_20_Emphasis"><text:span text:style-name="T143">bij </text:span></text:span><text:span text:style-name="Strong_20_Emphasis"><text:span text:style-name="T227">Instellingen </text:span></text:span><text:span text:style-name="Strong_20_Emphasis"><text:span text:style-name="T144">rechts o</text:span></text:span><text:span text:style-name="Strong_20_Emphasis"><text:span text:style-name="T118">p </text:span></text:span><text:span text:style-name="Strong_20_Emphasis"><text:span text:style-name="T228">Gebruikers</text:span></text:span><text:span text:style-name="Strong_20_Emphasis"><text:span text:style-name="T145">.</text:span></text:span></text:p>
          </table:table-cell>
        </table:table-row>
        <table:table-row table:style-name="TableLine9422481063662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173">Klik links</text:span></text:span><text:span text:style-name="Strong_20_Emphasis"><text:span text:style-name="T203"> </text:span></text:span><text:span text:style-name="Strong_20_Emphasis"><text:span text:style-name="T146">op </text:span></text:span><text:span text:style-name="Strong_20_Emphasis"><text:span text:style-name="T211">Ontgrendelen</text:span></text:span><text:span text:style-name="Strong_20_Emphasis"><text:span text:style-name="T146"> </text:span></text:span><text:span text:style-name="Strong_20_Emphasis"><text:span text:style-name="T147">en daarna op </text:span></text:span><text:span text:style-name="Strong_20_Emphasis"><text:span text:style-name="T250">Gebruik</text:span></text:span><text:span text:style-name="Strong_20_Emphasis"><text:span text:style-name="T251">er</text:span></text:span><text:span text:style-name="Strong_20_Emphasis"><text:span text:style-name="T250"> toevoegen</text:span></text:span><text:span text:style-name="Strong_20_Emphasis"><text:span text:style-name="T147">.</text:span></text:span></text:p>
          </table:table-cell>
        </table:table-row>
        <table:table-row table:style-name="TableLine9422481060145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203">Sluit </text:span></text:span><text:span text:style-name="Strong_20_Emphasis"><text:span text:style-name="T250">Gebruiker toevoegen</text:span></text:span><text:span text:style-name="Strong_20_Emphasis"><text:span text:style-name="T147">.</text:span></text:span></text:p>
          </table:table-cell>
        </table:table-row>
        <table:table-row table:style-name="TableLine9422481046185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224810655728">
          <table:table-cell table:style-name="_33_._5f_Installatie_5f_afronden.A1" office:value-type="string">
            <text:p text:style-name="P42"><text:span text:style-name="Strong_20_Emphasis"><text:span text:style-name="T105"><text:s/></text:span></text:span><text:span text:style-name="Strong_20_Emphasis"><text:span text:style-name="T166"><draw:control text:anchor-type="as-char" draw:z-index="24" draw:name="Vorm 2" draw:style-name="gr1" draw:text-style-name="P106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76">Controleer </text:span></text:span><text:span text:style-name="Strong_20_Emphasis"><text:span text:style-name="T177">of er </text:span></text:span><text:span text:style-name="Strong_20_Emphasis"><text:span text:style-name="T178">extra stuurprogramma's zijn</text:span></text:span><text:span text:style-name="Strong_20_Emphasis"><text:span text:style-name="T177"> </text:span></text:span><text:span text:style-name="Strong_20_Emphasis"><text:span text:style-name="T179">via </text:span></text:span><text:span text:style-name="Strong_20_Emphasis"><text:span text:style-name="T106">een </text:span></text:span><text:span text:style-name="Strong_20_Emphasis"><text:span text:style-name="T107">druk</text:span></text:span><text:span text:style-name="Strong_20_Emphasis"><text:span text:style-name="T106"> op</text:span></text:span><text:span text:style-name="Strong_20_Emphasis"><text:span text:style-name="T108"> de </text:span></text:span><text:span text:style-name="Strong_20_Emphasis"><text:span text:style-name="T109">Super</text:span></text:span><text:span text:style-name="Strong_20_Emphasis"><text:span text:style-name="T108">-toets</text:span></text:span><text:span text:style-name="Strong_20_Emphasis"><text:span text:style-name="T51"><text:note-ref text:note-class="footnote" text:reference-format="text" text:ref-name="ftn7">1</text:note-ref>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111">yp </text:span></text:span><text:span text:style-name="Strong_20_Emphasis"><text:span text:style-name="T215">stuu</text:span></text:span><text:span text:style-name="Strong_20_Emphasis"><text:span text:style-name="T112"> </text:span></text:span><text:span text:style-name="Strong_20_Emphasis"><text:span text:style-name="T113">e</text:span></text:span><text:span text:style-name="Strong_20_Emphasis"><text:span text:style-name="T114">n </text:span></text:span><text:span text:style-name="Strong_20_Emphasis"><text:span text:style-name="T115">k</text:span></text:span><text:span text:style-name="Strong_20_Emphasis"><text:span text:style-name="T114">lik op het pictogram van</text:span></text:span><text:span text:style-name="Strong_20_Emphasis"><text:span text:style-name="T116"> </text:span></text:span><text:span text:style-name="Strong_20_Emphasis"><text:span text:style-name="T216">Ex</text:span></text:span><text:span text:style-name="Strong_20_Emphasis"><text:span text:style-name="T217">tra stuurprogramma's</text:span></text:span><text:span text:style-name="Strong_20_Emphasis"><text:span text:style-name="T106">.</text:span></text:span></text:p>
          </table:table-cell>
        </table:table-row>
        <table:table-row table:style-name="TableLine9422481066129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3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422481065860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224810660224">
          <table:table-cell table:style-name="_33_._5f_Installatie_5f_afronden.A1" office:value-type="string">
            <text:p text:style-name="P60"><text:span text:style-name="Strong_20_Emphasis"><text:span text:style-name="T117"><text:s/></text:span></text:span><text:span text:style-name="Strong_20_Emphasis"><text:span text:style-name="T167"><draw:control text:anchor-type="as-char" draw:z-index="11" draw:name="Vorm29" draw:style-name="gr1" draw:text-style-name="P106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89">Controleer </text:span></text:span><text:span text:style-name="Strong_20_Emphasis"><text:span text:style-name="T90">of er updates zijn </text:span></text:span><text:span text:style-name="Strong_20_Emphasis"><text:span text:style-name="T91">via </text:span></text:span><text:span text:style-name="Strong_20_Emphasis"><text:span text:style-name="T128">een </text:span></text:span><text:span text:style-name="Strong_20_Emphasis"><text:span text:style-name="T148">druk</text:span></text:span><text:span text:style-name="Strong_20_Emphasis"><text:span text:style-name="T128"> op</text:span></text:span><text:span text:style-name="Strong_20_Emphasis"><text:span text:style-name="T149"> de </text:span></text:span><text:span text:style-name="Strong_20_Emphasis"><text:span text:style-name="T131">Super</text:span></text:span><text:span text:style-name="Strong_20_Emphasis"><text:span text:style-name="T149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8">, </text:span></text:span><text:span text:style-name="Strong_20_Emphasis"><text:span text:style-name="T141">t</text:span></text:span><text:span text:style-name="Strong_20_Emphasis"><text:span text:style-name="T133">yp </text:span></text:span><text:span text:style-name="Strong_20_Emphasis"><text:span text:style-name="T212">upd</text:span></text:span><text:span text:style-name="Strong_20_Emphasis"><text:span text:style-name="T134"> </text:span></text:span><text:span text:style-name="Strong_20_Emphasis"><text:span text:style-name="T142">e</text:span></text:span><text:span text:style-name="Strong_20_Emphasis"><text:span text:style-name="T118">n </text:span></text:span><text:span text:style-name="Strong_20_Emphasis"><text:span text:style-name="T136">k</text:span></text:span><text:span text:style-name="Strong_20_Emphasis"><text:span text:style-name="T118">lik op het pictogram van </text:span></text:span><text:span text:style-name="Strong_20_Emphasis"><text:span text:style-name="T252">Updatebeheer</text:span></text:span><text:span text:style-name="Strong_20_Emphasis"><text:span text:style-name="T149">.</text:span></text:span></text:p>
          </table:table-cell>
        </table:table-row>
        <table:table-row table:style-name="TableLine94224810624240">
          <table:table-cell table:style-name="_33_._5f_Installatie_5f_afronden.A1" office:value-type="string">
            <text:p text:style-name="P60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58"><text:span text:style-name="T351">Als</text:span><text:span text:style-name="T352"> </text:span><text:span text:style-name="T353">er </text:span><text:span text:style-name="T352">updates beschikbaar zijn, k</text:span><text:span text:style-name="T354">lik op </text:span><text:span text:style-name="Strong_20_Emphasis"><text:span text:style-name="T354">Nu installeren</text:span></text:span><text:span text:style-name="T354">.</text:span></text:p>
          </table:table-cell>
        </table:table-row>
        <table:table-row table:style-name="TableLine94224810633840">
          <table:table-cell table:style-name="_33_._5f_Installatie_5f_afronden.A1" office:value-type="string">
            <text:p text:style-name="P60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58"><text:span text:style-name="T355">A</text:span><text:span text:style-name="T443">ls </text:span><text:span text:style-name="Strong_20_Emphasis"><text:span text:style-name="T356">Updatebeheer </text:span></text:span><text:span text:style-name="T443">hierom vraagt, </text:span><text:span text:style-name="T446">h</text:span><text:span text:style-name="T443">erstart </text:span><text:span text:style-name="T447">de</text:span><text:span text:style-name="T443"> computer </text:span><text:span text:style-name="T448">en daarna weer aanmelden als </text:span><text:span text:style-name="Definition"><text:span text:style-name="T440">gebruiker</text:span></text:span><text:span text:style-name="T443">.</text:span></text:p>
          </table:table-cell>
        </table:table-row>
        <table:table-row table:style-name="TableLine9422481065612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224810538304">
          <table:table-cell table:style-name="_33_._5f_Installatie_5f_afronden.A1" office:value-type="string">
            <text:p text:style-name="P59"><text:span text:style-name="Strong_20_Emphasis"><text:span text:style-name="T117"><text:s/></text:span></text:span><text:span text:style-name="Strong_20_Emphasis"><text:span text:style-name="T167"><draw:control text:anchor-type="as-char" draw:z-index="18" draw:name="Vorm4_1" draw:style-name="gr1" draw:text-style-name="P106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98"><text:span text:style-name="Strong_20_Emphasis"><text:span text:style-name="T117">Installeer </text:span></text:span><text:span text:style-name="Strong_20_Emphasis"><text:span text:style-name="T164">pakket kz met </text:span></text:span><text:span text:style-name="Strong_20_Emphasis"><text:span text:style-name="T163">scripts en documenten van Karel Zimmer </text:span></text:span><text:span text:style-name="Strong_20_Emphasis"><text:span text:style-name="T118">via </text:span></text:span><text:span text:style-name="Strong_20_Emphasis"><text:span text:style-name="T120">het </text:span></text:span><text:span text:style-name="Strong_20_Emphasis"><text:span text:style-name="T121">s</text:span></text:span><text:span text:style-name="Strong_20_Emphasis"><text:span text:style-name="T118">tart</text:span></text:span><text:span text:style-name="Strong_20_Emphasis"><text:span text:style-name="T120">en van</text:span></text:span><text:span text:style-name="Strong_20_Emphasis"><text:span text:style-name="T122"> </text:span></text:span><text:span text:style-name="Strong_20_Emphasis"><text:span text:style-name="T206">Terminalvenster</text:span></text:span><text:span text:style-name="Strong_20_Emphasis"><text:span text:style-name="T118"> met toetscombinatie </text:span></text:span><text:span text:style-name="Strong_20_Emphasis"><text:span text:style-name="T119">Ctrl</text:span></text:span><text:span text:style-name="Strong_20_Emphasis"><text:span text:style-name="T118"> </text:span></text:span><text:span text:style-name="Strong_20_Emphasis"><text:span text:style-name="T119">Alt</text:span></text:span><text:span text:style-name="Strong_20_Emphasis"><text:span text:style-name="T118"> </text:span></text:span><text:span text:style-name="Strong_20_Emphasis"><text:span text:style-name="T119">T</text:span></text:span><text:span text:style-name="Strong_20_Emphasis"><text:span text:style-name="T120">. </text:span></text:span></text:p>
          </table:table-cell>
        </table:table-row>
        <table:table-row table:style-name="TableLine94224810613504">
          <table:table-cell table:style-name="_33_._5f_Installatie_5f_afronden.A1" office:value-type="string">
            <text:p text:style-name="P64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69"><text:span text:style-name="T449">Typ</text:span><text:span text:style-name="Strong_20_Emphasis"><text:span text:style-name="T123">, of </text:span></text:span><text:span text:style-name="Strong_20_Emphasis"><text:span text:style-name="T120">kopieer en plak, de</text:span></text:span><text:span text:style-name="Strong_20_Emphasis"><text:span text:style-name="T150">z</text:span></text:span><text:span text:style-name="Strong_20_Emphasis"><text:span text:style-name="T120">e </text:span></text:span><text:span text:style-name="Strong_20_Emphasis"><text:span text:style-name="T125">twee </text:span></text:span><text:span text:style-name="Strong_20_Emphasis"><text:span text:style-name="T120">opdrachten, ieder gevolgd door de </text:span></text:span><text:span text:style-name="Strong_20_Emphasis"><text:span text:style-name="T119">Enter</text:span></text:span><text:span text:style-name="Strong_20_Emphasis"><text:span text:style-name="T118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224810651360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80"><text:span text:style-name="T443">V</text:span><text:span text:style-name="Strong_20_Emphasis"><text:span text:style-name="T126">olg </text:span></text:span><text:span text:style-name="Strong_20_Emphasis"><text:span text:style-name="T127">de aanwijzingen op het scherm.</text:span></text:span></text:p>
          </table:table-cell>
        </table:table-row>
        <table:table-row table:style-name="TableLine94224810652144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224810654336">
          <table:table-cell table:style-name="_33_._5f_Installatie_5f_afronden.A1" office:value-type="string">
            <text:p text:style-name="P60"><text:span text:style-name="Strong_20_Emphasis"><text:span text:style-name="T117"><text:s/></text:span></text:span><text:span text:style-name="Strong_20_Emphasis"><text:span text:style-name="T167"><draw:control text:anchor-type="as-char" draw:z-index="12" draw:name="Vorm37" draw:style-name="gr1" draw:text-style-name="P106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51">Rond de</text:span></text:span><text:span text:style-name="Strong_20_Emphasis"><text:span text:style-name="T152"> installatie </text:span></text:span><text:span text:style-name="Strong_20_Emphasis"><text:span text:style-name="T151">af</text:span></text:span><text:span text:style-name="Strong_20_Emphasis"><text:span text:style-name="T151"><text:note text:id="ftn8" text:note-class="footnote"><text:note-citation>2</text:note-citation><text:note-body><text:p text:style-name="Footnote">De installatie kan nagelopen worden met bestand <text:span text:style-name="T458">Apps</text:span> in map <text:span text:style-name="T458">kz</text:span> in <text:span text:style-name="T458">Documenten</text:span>.</text:p></text:note-body></text:note></text:span></text:span><text:span text:style-name="Strong_20_Emphasis"><text:span text:style-name="T151"> </text:span></text:span><text:span text:style-name="Strong_20_Emphasis"><text:span text:style-name="T118">via </text:span></text:span><text:span text:style-name="Strong_20_Emphasis"><text:span text:style-name="T153">een</text:span></text:span><text:span text:style-name="Strong_20_Emphasis"><text:span text:style-name="T154"> druk</text:span></text:span><text:span text:style-name="Strong_20_Emphasis"><text:span text:style-name="T153"> op</text:span></text:span><text:span text:style-name="Strong_20_Emphasis"><text:span text:style-name="T149"> de </text:span></text:span><text:span text:style-name="Strong_20_Emphasis"><text:span text:style-name="T131">Super</text:span></text:span><text:span text:style-name="Strong_20_Emphasis"><text:span text:style-name="T149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8">, </text:span></text:span><text:span text:style-name="Strong_20_Emphasis"><text:span text:style-name="T141">t</text:span></text:span><text:span text:style-name="Strong_20_Emphasis"><text:span text:style-name="T133">yp </text:span></text:span><text:span text:style-name="Strong_20_Emphasis"><text:span text:style-name="T213">men</text:span></text:span><text:span text:style-name="Strong_20_Emphasis"><text:span text:style-name="T208">u</text:span></text:span><text:span text:style-name="Strong_20_Emphasis"><text:span text:style-name="T134"> </text:span></text:span><text:span text:style-name="Strong_20_Emphasis"><text:span text:style-name="T142">e</text:span></text:span><text:span text:style-name="Strong_20_Emphasis"><text:span text:style-name="T118">n </text:span></text:span><text:span text:style-name="Strong_20_Emphasis"><text:span text:style-name="T136">k</text:span></text:span><text:span text:style-name="Strong_20_Emphasis"><text:span text:style-name="T118">lik op het pictogram van </text:span></text:span><text:span text:style-name="Strong_20_Emphasis"><text:span text:style-name="T245">Installatiem</text:span></text:span><text:span text:style-name="Strong_20_Emphasis"><text:span text:style-name="T246">enu</text:span></text:span><text:span text:style-name="Strong_20_Emphasis"><text:span text:style-name="T134">.</text:span></text:span></text:p>
          </table:table-cell>
        </table:table-row>
        <table:table-row table:style-name="TableLine94224810655120">
          <table:table-cell table:style-name="_33_._5f_Installatie_5f_afronden.A1" office:value-type="string">
            <text:p text:style-name="P60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55">K</text:span></text:span><text:span text:style-name="Strong_20_Emphasis"><text:span text:style-name="T138">ie</text:span></text:span><text:span text:style-name="Strong_20_Emphasis"><text:span text:style-name="T139">s </text:span></text:span><text:span text:style-name="Strong_20_Emphasis"><text:span text:style-name="T253">3</text:span></text:span><text:span text:style-name="Strong_20_Emphasis"><text:span text:style-name="T204"> </text:span></text:span><text:span text:style-name="Strong_20_Emphasis"><text:span text:style-name="T254">Installatie</text:span></text:span><text:span text:style-name="Strong_20_Emphasis"><text:span text:style-name="T255"> </text:span></text:span><text:span text:style-name="Strong_20_Emphasis"><text:span text:style-name="T256">afronden</text:span></text:span><text:span text:style-name="Strong_20_Emphasis"><text:span text:style-name="T155"> </text:span></text:span><text:span text:style-name="Strong_20_Emphasis"><text:span text:style-name="T140">en </text:span></text:span><text:span text:style-name="Strong_20_Emphasis"><text:span text:style-name="T156">v</text:span></text:span><text:span text:style-name="Strong_20_Emphasis"><text:span text:style-name="T127">olg de aanwijzingen op het scherm.</text:span></text:span></text:p>
          </table:table-cell>
        </table:table-row>
        <table:table-row table:style-name="TableLine94224810639088"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224810639872">
          <table:table-cell table:style-name="_33_._5f_Installatie_5f_afronden.A1" office:value-type="string">
            <text:p text:style-name="P90"><text:span text:style-name="Strong_20_Emphasis"><text:span text:style-name="T117"><text:s/></text:span></text:span><text:span text:style-name="Strong_20_Emphasis"><text:span text:style-name="T167"><draw:control text:anchor-type="as-char" draw:z-index="23" draw:name="Vorm 1" draw:style-name="gr1" draw:text-style-name="P106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9">Herstart de computer.</text:p>
          </table:table-cell>
        </table:table-row>
      </table:table>
      <text:p text:style-name="P55"><text:span text:style-name="Strong_20_Emphasis"><text:span text:style-name="T84"><text:tab/></text:span></text:span></text:p>
      <text:p text:style-name="P56"><text:span text:style-name="Strong_20_Emphasis"><text:span text:style-name="T140"/></text:span></text:p>
      <text:p text:style-name="P57"><text:span text:style-name="Strong_20_Emphasis"><text:span text:style-name="T127"/></text:span></text:p>
      <text:list xml:id="list191424064307916" text:continue-numbering="true" text:style-name="L1">
        <text:list-item>
          <text:p text:style-name="P103"><text:span text:style-name="Strong_20_Emphasis"><text:span text:style-name="T432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224810657184">
          <table:table-cell table:style-name="Tabel2.A1" office:value-type="string">
            <text:p text:style-name="P70"><text:span text:style-name="Strong_20_Emphasis"><text:span text:style-name="T117"><text:s/></text:span></text:span><text:span text:style-name="Strong_20_Emphasis"><text:span text:style-name="T167"><draw:control text:anchor-type="as-char" draw:z-index="19" draw:name="Vorm40_0" draw:style-name="gr1" draw:text-style-name="P106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4">Aanmelden als </text:span></text:span><text:span text:style-name="Definition"><text:span text:style-name="T437">gebruiker</text:span></text:span><text:span text:style-name="Strong_20_Emphasis"><text:span text:style-name="T157"><text:note text:id="ftn9" text:note-class="footnote"><text:note-citation>1</text:note-citation><text:note-body><text:p text:style-name="P86"><text:span text:style-name="User_20_Entry"><text:span text:style-name="T275">E</text:span></text:span><text:span text:style-name="User_20_Entry"><text:span text:style-name="T276">ventuele extra </text:span></text:span><text:span text:style-name="User_20_Entry"><text:span text:style-name="T277">gebruiker</text:span></text:span><text:span text:style-name="User_20_Entry"><text:span text:style-name="T276">s aanmelden en dezelfde stappen uitvoeren.</text:span></text:span></text:p></text:note-body></text:note></text:span></text:span><text:span text:style-name="Strong_20_Emphasis"><text:span text:style-name="T84">.</text:span></text:span></text:p>
          </table:table-cell>
        </table:table-row>
        <table:table-row table:style-name="TableLine94224810774960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224810775248">
          <table:table-cell table:style-name="Tabel2.A1" office:value-type="string">
            <text:p text:style-name="P78"><text:span text:style-name="Strong_20_Emphasis"><text:span text:style-name="T117"><text:s/></text:span></text:span><text:span text:style-name="Strong_20_Emphasis"><text:span text:style-name="T167"><draw:control text:anchor-type="as-char" draw:z-index="21" draw:name="Vorm40_2" draw:style-name="gr1" draw:text-style-name="P106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58">R</text:span></text:span><text:span text:style-name="Strong_20_Emphasis"><text:span text:style-name="T159">icht </text:span></text:span><text:span text:style-name="Strong_20_Emphasis"><text:span text:style-name="T160">de </text:span></text:span><text:span text:style-name="Definition"><text:span text:style-name="T6">gebruiker</text:span></text:span><text:span text:style-name="Strong_20_Emphasis"><text:span text:style-name="T159"> </text:span></text:span><text:span text:style-name="Strong_20_Emphasis"><text:span text:style-name="T161">in </text:span></text:span><text:span text:style-name="Strong_20_Emphasis"><text:span text:style-name="T118">via </text:span></text:span><text:span text:style-name="Strong_20_Emphasis"><text:span text:style-name="T153">een</text:span></text:span><text:span text:style-name="Strong_20_Emphasis"><text:span text:style-name="T154"> druk</text:span></text:span><text:span text:style-name="Strong_20_Emphasis"><text:span text:style-name="T153"> op</text:span></text:span><text:span text:style-name="Strong_20_Emphasis"><text:span text:style-name="T149"> de </text:span></text:span><text:span text:style-name="Strong_20_Emphasis"><text:span text:style-name="T131">Super</text:span></text:span><text:span text:style-name="Strong_20_Emphasis"><text:span text:style-name="T149">-toets</text:span></text:span><text:span text:style-name="Strong_20_Emphasis"><text:span text:style-name="T50"><text:note text:id="ftn10" text:note-class="footnote"><text:note-citation>2</text:note-citation><text:note-body><text:p text:style-name="P83"><text:span text:style-name="T281">D</text:span>e <text:span text:style-name="T424">Super</text:span>-toets <text:span text:style-name="T281">is </text:span>de Windows<text:span text:style-name="T428">-</text:span><text:span text:style-name="T423">toets</text:span>, <text:span text:style-name="T428">C</text:span>ommand-<text:span text:style-name="T423">toets</text:span>, of <text:span text:style-name="T428">V</text:span>ergrootglas-toets.</text:p></text:note-body></text:note></text:span></text:span><text:span text:style-name="Strong_20_Emphasis"><text:span text:style-name="T128">, </text:span></text:span><text:span text:style-name="Strong_20_Emphasis"><text:span text:style-name="T141">t</text:span></text:span><text:span text:style-name="Strong_20_Emphasis"><text:span text:style-name="T133">yp </text:span></text:span><text:span text:style-name="Strong_20_Emphasis"><text:span text:style-name="T213">men</text:span></text:span><text:span text:style-name="Strong_20_Emphasis"><text:span text:style-name="T208">u</text:span></text:span><text:span text:style-name="Strong_20_Emphasis"><text:span text:style-name="T134"> </text:span></text:span><text:span text:style-name="Strong_20_Emphasis"><text:span text:style-name="T142">e</text:span></text:span><text:span text:style-name="Strong_20_Emphasis"><text:span text:style-name="T118">n </text:span></text:span><text:span text:style-name="Strong_20_Emphasis"><text:span text:style-name="T136">k</text:span></text:span><text:span text:style-name="Strong_20_Emphasis"><text:span text:style-name="T118">lik op het pictogram van </text:span></text:span><text:span text:style-name="Strong_20_Emphasis"><text:span text:style-name="T245">Installatiem</text:span></text:span><text:span text:style-name="Strong_20_Emphasis"><text:span text:style-name="T246">enu</text:span></text:span><text:span text:style-name="Strong_20_Emphasis"><text:span text:style-name="T134">.</text:span></text:span></text:p>
          </table:table-cell>
        </table:table-row>
        <table:table-row table:style-name="TableLine94224810775760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5">K</text:span></text:span><text:span text:style-name="Strong_20_Emphasis"><text:span text:style-name="T138">ie</text:span></text:span><text:span text:style-name="Strong_20_Emphasis"><text:span text:style-name="T139">s </text:span></text:span><text:span text:style-name="Strong_20_Emphasis"><text:span text:style-name="T253">4 </text:span></text:span><text:span text:style-name="Strong_20_Emphasis"><text:span text:style-name="T214">Gebruiker inrichten</text:span></text:span><text:span text:style-name="Strong_20_Emphasis"><text:span text:style-name="T155"> </text:span></text:span><text:span text:style-name="Strong_20_Emphasis"><text:span text:style-name="T140">en </text:span></text:span><text:span text:style-name="Strong_20_Emphasis"><text:span text:style-name="T156">v</text:span></text:span><text:span text:style-name="Strong_20_Emphasis"><text:span text:style-name="T127">olg de aanwijzingen op het scherm</text:span></text:span><text:span text:style-name="Strong_20_Emphasis"><text:span text:style-name="T205">.</text:span></text:span></text:p>
          </table:table-cell>
        </table:table-row>
        <table:table-row table:style-name="TableLine94224810776384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224810777008">
          <table:table-cell table:style-name="Tabel2.A1" office:value-type="string">
            <text:p text:style-name="P44"><text:span text:style-name="Strong_20_Emphasis"><text:span text:style-name="T105"><text:s/></text:span></text:span><text:span text:style-name="Strong_20_Emphasis"><text:span text:style-name="T166"><draw:control text:anchor-type="as-char" draw:z-index="28" draw:name="Vorm40_ 1" draw:style-name="gr1" draw:text-style-name="P106" svg:width="0.35cm" svg:height="0.35cm" draw:control="control29"/></text:span></text:span></text:p>
          </table:table-cell>
          <table:table-cell table:style-name="Tabel2.A1" office:value-type="string">
            <text:p text:style-name="P94">Wijzig <text:span text:style-name="T462">de a</text:span>chtergrond<text:span text:style-name="T461"> </text:span><text:span text:style-name="T462">v</text:span><text:span text:style-name="T450">ia </text:span><text:span text:style-name="T451">een druk op </text:span><text:span text:style-name="T450">d</text:span><text:span text:style-name="T340">e </text:span><text:span text:style-name="T341">Super</text:span><text:span text:style-name="T340">-toets</text:span><text:span text:style-name="T359"><text:note-ref text:note-class="footnote" text:reference-format="text" text:ref-name="ftn10">2</text:note-ref></text:span><text:span text:style-name="T340">, </text:span><text:span text:style-name="T342">zoek </text:span><text:span text:style-name="T334">acht</text:span><text:span text:style-name="T342"> en klik achter </text:span><text:span text:style-name="T334">Instellingen</text:span><text:span text:style-name="T342"> op </text:span><text:span text:style-name="T334">Achtergrond</text:span><text:span text:style-name="T340">.</text:span></text:p>
            <text:p text:style-name="P105"><text:span text:style-name="T345">Klik op </text:span><text:span text:style-name="T336">Afbeelding toevoegen</text:span><text:span text:style-name="T345">.</text:span><text:span text:style-name="T340"><text:line-break/></text:span><text:span text:style-name="T349">Selecteer</text:span><text:span text:style-name="T343"> </text:span><text:span text:style-name="T338">A</text:span><text:span text:style-name="T336">chtergrond</text:span> in <text:span text:style-name="T459">Persoonlijke map</text:span><text:span text:style-name="T465"> /</text:span> <text:span text:style-name="T459">kz-</text:span><text:span text:style-name="T460">data</text:span><text:span text:style-name="T464">.</text:span></text:p>
          </table:table-cell>
        </table:table-row>
        <table:table-row table:style-name="TableLine94224810777632">
          <table:table-cell table:style-name="Tabel2.A1" office:value-type="string">
            <text:p text:style-name="P44"><text:span text:style-name="Strong_20_Emphasis"><text:span text:style-name="T105"><text:s/></text:span></text:span><text:span text:style-name="Strong_20_Emphasis"><text:span text:style-name="T166"><draw:control text:anchor-type="as-char" draw:z-index="29" draw:name="Vorm40_ 2" draw:style-name="gr1" draw:text-style-name="P106" svg:width="0.35cm" svg:height="0.35cm" draw:control="control30"/></text:span></text:span></text:p>
          </table:table-cell>
          <table:table-cell table:style-name="Tabel2.A1" office:value-type="string">
            <text:p text:style-name="P96">Wijzig <text:span text:style-name="T463">de g</text:span>ebruikersfoto <text:span text:style-name="T462">v</text:span><text:span text:style-name="T450">ia </text:span><text:span text:style-name="T451">een druk op </text:span><text:span text:style-name="T450">d</text:span><text:span text:style-name="T340">e </text:span><text:span text:style-name="T341">Super</text:span><text:span text:style-name="T340">-toets</text:span><text:span text:style-name="T359"><text:note-ref text:note-class="footnote" text:reference-format="text" text:ref-name="ftn10">2</text:note-ref></text:span><text:span text:style-name="T340">, </text:span><text:span text:style-name="T342">zoek </text:span><text:span text:style-name="T335">gebr</text:span><text:span text:style-name="T342"> en klik achter </text:span><text:span text:style-name="T334">Instellingen</text:span><text:span text:style-name="T342"> op </text:span><text:span text:style-name="T335">Gebruikers</text:span><text:span text:style-name="T340">.</text:span></text:p>
            <text:p text:style-name="P95"><text:span text:style-name="T346">Klik op </text:span><text:span text:style-name="Strong_20_Emphasis"><text:span text:style-name="T299">Ontgrendelen</text:span></text:span><text:span text:style-name="T346">.</text:span></text:p>
            <text:p text:style-name="P95"><text:span text:style-name="T346">Klik op afbeelding voor </text:span><text:span text:style-name="Definition"><text:span text:style-name="T7">gebruiker</text:span></text:span><text:span text:style-name="T346">.</text:span></text:p>
            <text:p text:style-name="P104"><text:span text:style-name="T346">Klik op </text:span><text:span text:style-name="Strong_20_Emphasis"><text:span text:style-name="T299">Selecteer een bestand</text:span></text:span><text:span text:style-name="T346">.</text:span><text:span text:style-name="T340"><text:line-break/></text:span><text:span text:style-name="T349">Selecteer</text:span><text:span text:style-name="T347"> </text:span><text:span text:style-name="T332">Gebruikersfoto</text:span><text:span text:style-name="T347"> </text:span><text:span text:style-name="T348">in</text:span><text:span text:style-name="T347"> </text:span><text:span text:style-name="T337">Persoonlijke map</text:span><text:span text:style-name="T347"> / </text:span><text:span text:style-name="T337">kz-</text:span><text:span text:style-name="T339">data</text:span><text:span text:style-name="T315">.</text:span></text:p>
          </table:table-cell>
        </table:table-row>
        <table:table-row table:style-name="TableLine94224810778256">
          <table:table-cell table:style-name="Tabel2.A1" office:value-type="string">
            <text:p text:style-name="P46"><text:span text:style-name="Strong_20_Emphasis"><text:span text:style-name="T105"><text:s/></text:span></text:span><text:span text:style-name="Strong_20_Emphasis"><text:span text:style-name="T166"><draw:control text:anchor-type="as-char" draw:z-index="30" draw:name="Vorm36_ 3" draw:style-name="gr1" draw:text-style-name="P106" svg:width="0.35cm" svg:height="0.35cm" draw:control="control31"/></text:span></text:span></text:p>
          </table:table-cell>
          <table:table-cell table:style-name="Tabel2.A1" office:value-type="string">
            <text:p text:style-name="P97"><text:span text:style-name="T316">Controleer </text:span><text:span text:style-name="T317">de f</text:span><text:span text:style-name="T316">avorieten met </text:span><text:span text:style-name="T337">Persoonlijke map</text:span><text:span text:style-name="T315"> / </text:span><text:span text:style-name="T337">kz-</text:span><text:span text:style-name="T339">data</text:span><text:span text:style-name="T315"> / </text:span><text:span text:style-name="T338">Favorieten</text:span><text:span text:style-name="T315">.</text:span></text:p>
          </table:table-cell>
        </table:table-row>
        <table:table-row table:style-name="TableLine94224810778880"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50"/>
          </table:table-cell>
        </table:table-row>
        <table:table-row table:style-name="TableLine94224810779504">
          <table:table-cell table:style-name="Tabel2.A1" office:value-type="string">
            <text:p text:style-name="P40"><text:span text:style-name="Strong_20_Emphasis"><text:span text:style-name="T105"><text:s/></text:span></text:span><text:span text:style-name="Strong_20_Emphasis"><text:span text:style-name="T166"><draw:control text:anchor-type="as-char" draw:z-index="22" draw:name="Vorm40_1" draw:style-name="gr1" draw:text-style-name="P106" svg:width="0.35cm" svg:height="0.35cm" draw:control="control23"/></text:span></text:span></text:p>
          </table:table-cell>
          <table:table-cell table:style-name="Tabel2.A1" office:value-type="string">
            <text:p text:style-name="P50">Afmelden.</text:p>
          </table:table-cell>
        </table:table-row>
      </table:table>
      <text:p text:style-name="P20"><text:span text:style-name="Strong_20_Emphasis"><text:span text:style-name="T162"/></text:span></text:p>
      <text:p text:style-name="P39"/>
      <text:p text:style-name="P45"><text:span text:style-name="T290">E</text:span><text:span text:style-name="T291">inde c</text:span><text:span text:style-name="T292">hecklist, </text:span><text:span text:style-name="T293">d</text:span><text:span text:style-name="T292">e installatie van </text:span><text:span text:style-name="T292"><text:reference-ref text:reference-format="text" text:ref-name="Distributie">Ubuntu</text:reference-ref></text:span><text:span text:style-name="T292"><text:s/></text:span><text:span text:style-name="T294"><text:reference-ref text:reference-format="text" text:ref-name="Versie">22.04</text:reference-ref></text:span><text:span text:style-name="Strong_20_Emphasis"><text:span text:style-name="T313"><text:s/></text:span></text:span><text:span text:style-name="Strong_20_Emphasis"><text:span text:style-name="T314">LTS</text:span></text:span><text:span text:style-name="T49"> </text:span><text:span text:style-name="T292"><text:reference-ref text:reference-format="text" text:ref-name="Editie">desktop</text:reference-ref></text:span><text:span text:style-name="T292"><text:s/>is voltooid.</text:span></text:p>
      <text:p text:style-name="P18"/>
      <text:p text:style-name="P6"><text:span text:style-name="T175">Geschreven</text:span><text:span text:style-name="T92"> door Karel Zimmer &lt;</text:span><text:a xlink:type="simple" xlink:href="mailto:info@karelzimmer.nl" text:style-name="Internet_20_link" text:visited-style-name="Visited_20_Internet_20_Link"><text:span text:style-name="T443">info@karelzimmer.nl</text:span></text:a><text:span text:style-name="T92">&gt;</text:span><text:span text:style-name="T9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6-24T19:14:22.135331192">24-06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6-24T19:14:21.885932252</dc:date>
    <meta:keyword>Installatie</meta:keyword>
    <meta:keyword>Checklist</meta:keyword>
    <meta:keyword>Linux</meta:keyword>
    <meta:editing-cycles>6428</meta:editing-cycles>
    <meta:editing-duration>P11DT7H28M48S</meta:editing-duration>
    <meta:print-date>2021-03-23T20:07:57.967210640</meta:print-date>
    <dc:creator>Karel Zimmer</dc:creator>
    <meta:document-statistic meta:table-count="4" meta:image-count="0" meta:object-count="0" meta:page-count="4" meta:paragraph-count="107" meta:word-count="918" meta:character-count="6327" meta:non-whitespace-character-count="5443"/>
    <meta:user-defined meta:name="Info 1"/>
    <meta:user-defined meta:name="Info 2"/>
    <meta:user-defined meta:name="Info 3"/>
    <meta:user-defined meta:name="Info 4"/>
  </office:meta>
</office:document-meta>
</file>